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style:font-name="Arial" style:font-name-asian="DejaVu Sans" style:font-name-complex="Lohit Hindi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RF Orig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2"/>
          <table:table-cell table:style-name="ce1" office:value-type="string">
            <text:p>CON_TILDE</text:p>
          </table:table-cell>
          <table:table-cell table:style-name="ce1" table:number-columns-repeated="2"/>
          <table:table-cell table:style-name="ce1" office:value-type="string">
            <text:p>O</text:p>
          </table:table-cell>
          <table:table-cell table:style-name="ce1" table:number-columns-repeated="2"/>
          <table:table-cell table:style-name="ce1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office:value-type="float" office:value="1553">
            <text:p>15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D3]+[.G3]+[.J3])/[.B3]*100" office:value-type="float" office:value="0.00893601811033004">
            <text:p>0.0089360181</text:p>
          </table:table-cell>
          <table:table-cell table:formula="of:=([.D3]+[.J3])/([.C3]+[.I3])*100" office:value-type="float" office:value="0.267737617135207">
            <text:p>0.2677376171</text:p>
          </table:table-cell>
          <table:table-cell table:formula="of:=[.D3]/[.C3]*100" office:value-type="float" office:value="29.4117647058824">
            <text:p>29.41176470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D4]+[.G4]+[.J4])/[.B4]*100" office:value-type="float" office:value="0.00162203370586041">
            <text:p>0.0016220337</text:p>
          </table:table-cell>
          <table:table-cell table:formula="of:=([.D4]+[.J4])/([.C4]+[.I4])*100" office:value-type="float" office:value="0.0421052631578947">
            <text:p>0.0421052632</text:p>
          </table:table-cell>
          <table:table-cell table:formula="of:=[.D4]/[.C4]*100" office:value-type="float" office:value="2.12765957446808">
            <text:p>2.12765957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D5]+[.G5]+[.J5])/[.B5]*100" office:value-type="float" office:value="0.00636442709548762">
            <text:p>0.0063644271</text:p>
          </table:table-cell>
          <table:table-cell table:formula="of:=([.D5]+[.J5])/([.C5]+[.I5])*100" office:value-type="float" office:value="0.185414091470952">
            <text:p>0.1854140915</text:p>
          </table:table-cell>
          <table:table-cell table:formula="of:=[.D5]/[.C5]*100" office:value-type="float" office:value="4.61538461538462">
            <text:p>4.61538461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D6]+[.G6]+[.J6])/[.B6]*100" office:value-type="float" office:value="0.00193678339014565">
            <text:p>0.0019367834</text:p>
          </table:table-cell>
          <table:table-cell table:formula="of:=([.D6]+[.J6])/([.C6]+[.I6])*100" office:value-type="float" office:value="0.0535618639528656">
            <text:p>0.053561864</text:p>
          </table:table-cell>
          <table:table-cell table:formula="of:=[.D6]/[.C6]*100" office:value-type="float" office:value="0">
            <text:p>0</text:p>
          </table:table-cell>
          <table:table-cell table:number-columns-repeated="2"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D7]+[.G7]+[.J7])/[.B7]*100" office:value-type="float" office:value="0">
            <text:p>0</text:p>
          </table:table-cell>
          <table:table-cell table:formula="of:=([.D7]+[.J7])/([.C7]+[.I7])*100" office:value-type="float" office:value="0">
            <text:p>0</text:p>
          </table:table-cell>
          <table:table-cell table:formula="of:=[.D7]/[.C7]*100" office:value-type="float" office:value="0">
            <text:p>0</text:p>
          </table:table-cell>
          <table:table-cell table:number-columns-repeated="2"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D8]+[.G8]+[.J8])/[.B8]*100" office:value-type="float" office:value="0.00163872638185602">
            <text:p>0.0016387264</text:p>
          </table:table-cell>
          <table:table-cell table:formula="of:=([.D8]+[.J8])/([.C8]+[.I8])*100" office:value-type="float" office:value="0.0502765208647562">
            <text:p>0.0502765209</text:p>
          </table:table-cell>
          <table:table-cell table:formula="of:=[.D8]/[.C8]*100" office:value-type="float" office:value="0">
            <text:p>0</text:p>
          </table:table-cell>
          <table:table-cell table:number-columns-repeated="2"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D9]+[.G9]+[.J9])/[.B9]*100" office:value-type="float" office:value="0">
            <text:p>0</text:p>
          </table:table-cell>
          <table:table-cell table:formula="of:=([.D9]+[.J9])/([.C9]+[.I9])*100" office:value-type="float" office:value="0">
            <text:p>0</text:p>
          </table:table-cell>
          <table:table-cell table:formula="of:=[.D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D10]+[.G10]+[.J10])/[.B10]*100" office:value-type="float" office:value="0.00356786071071785">
            <text:p>0.0035678607</text:p>
          </table:table-cell>
          <table:table-cell table:formula="of:=([.D10]+[.J10])/([.C10]+[.I10])*100" office:value-type="float" office:value="0.111794298490777">
            <text:p>0.1117942985</text:p>
          </table:table-cell>
          <table:table-cell table:formula="of:=[.D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D11]+[.G11]+[.J11])/[.B11]*100" office:value-type="float" office:value="0.00205233453052848">
            <text:p>0.0020523345</text:p>
          </table:table-cell>
          <table:table-cell table:formula="of:=([.D11]+[.J11])/([.C11]+[.I11])*100" office:value-type="float" office:value="0.0725163161711385">
            <text:p>0.0725163162</text:p>
          </table:table-cell>
          <table:table-cell table:formula="of:=[.D11]/[.C11]*100" office:value-type="float" office:value="8.33333333333333">
            <text:p>8.33333333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D12]+[.G12]+[.J12])/[.B12]*100" office:value-type="float" office:value="0">
            <text:p>0</text:p>
          </table:table-cell>
          <table:table-cell table:formula="of:=([.D12]+[.J12])/([.C12]+[.I12])*100" office:value-type="float" office:value="0">
            <text:p>0</text:p>
          </table:table-cell>
          <table:table-cell table:formula="of:=[.D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17:.C26]);2) %" office:value-type="percentage" office:value="0">
            <text:p>0.00%</text:p>
          </table:table-cell>
          <table:table-cell table:formula="of:=ROUND(AVERAGE([.D17:.D26]);2) %" office:value-type="percentage" office:value="0.0008">
            <text:p>0.08%</text:p>
          </table:table-cell>
          <table:table-cell table:formula="of:=ROUND(AVERAGE([.E17:.E26]);2) %" office:value-type="percentage" office:value="0.0445">
            <text:p>4.45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table:formula="of:=([.E3]+[.H3]+[.K3])/[.B3]*100" office:value-type="float" office:value="0">
            <text:p>0</text:p>
          </table:table-cell>
          <table:table-cell table:formula="of:=([.E3]+[.K3])/([.C3]+[.I3])*100" office:value-type="float" office:value="0">
            <text:p>0</text:p>
          </table:table-cell>
          <table:table-cell table:style-name="ce3" table:formula="of:=[.E3]/[.C3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([.E4]+[.H4]+[.K4])/[.B4]*100" office:value-type="float" office:value="0">
            <text:p>0</text:p>
          </table:table-cell>
          <table:table-cell table:formula="of:=([.E4]+[.K4])/([.C4]+[.I4])*100" office:value-type="float" office:value="0">
            <text:p>0</text:p>
          </table:table-cell>
          <table:table-cell table:style-name="ce3" table:formula="of:=[.E4]/[.C4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([.E5]+[.H5]+[.K5])/[.B5]*100" office:value-type="float" office:value="0">
            <text:p>0</text:p>
          </table:table-cell>
          <table:table-cell table:formula="of:=([.E5]+[.K5])/([.C5]+[.I5])*100" office:value-type="float" office:value="0">
            <text:p>0</text:p>
          </table:table-cell>
          <table:table-cell table:style-name="ce3" table:formula="of:=[.E5]/[.C5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([.E6]+[.H6]+[.K6])/[.B6]*100" office:value-type="float" office:value="0.00581035017043694">
            <text:p>0.0058103502</text:p>
          </table:table-cell>
          <table:table-cell table:formula="of:=([.E6]+[.K6])/([.C6]+[.I6])*100" office:value-type="float" office:value="0.160685591858597">
            <text:p>0.1606855919</text:p>
          </table:table-cell>
          <table:table-cell table:style-name="ce3" table:formula="of:=[.E6]/[.C6]*100" office:value-type="float" office:value="7.89473684210526">
            <text:p>7.89473684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([.E7]+[.H7]+[.K7])/[.B7]*100" office:value-type="float" office:value="0">
            <text:p>0</text:p>
          </table:table-cell>
          <table:table-cell table:formula="of:=([.E7]+[.K7])/([.C7]+[.I7])*100" office:value-type="float" office:value="0">
            <text:p>0</text:p>
          </table:table-cell>
          <table:table-cell table:style-name="ce3" table:formula="of:=[.E7]/[.C7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([.E8]+[.H8]+[.K8])/[.B8]*100" office:value-type="float" office:value="0">
            <text:p>0</text:p>
          </table:table-cell>
          <table:table-cell table:formula="of:=([.E8]+[.K8])/([.C8]+[.I8])*100" office:value-type="float" office:value="0">
            <text:p>0</text:p>
          </table:table-cell>
          <table:table-cell table:style-name="ce3" table:formula="of:=[.E8]/[.C8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([.E9]+[.H9]+[.K9])/[.B9]*100" office:value-type="float" office:value="0">
            <text:p>0</text:p>
          </table:table-cell>
          <table:table-cell table:formula="of:=([.E9]+[.K9])/([.C9]+[.I9])*100" office:value-type="float" office:value="0">
            <text:p>0</text:p>
          </table:table-cell>
          <table:table-cell table:style-name="ce3" table:formula="of:=[.E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([.E10]+[.H10]+[.K10])/[.B10]*100" office:value-type="float" office:value="0">
            <text:p>0</text:p>
          </table:table-cell>
          <table:table-cell table:formula="of:=([.E10]+[.K10])/([.C10]+[.I10])*100" office:value-type="float" office:value="0">
            <text:p>0</text:p>
          </table:table-cell>
          <table:table-cell table:style-name="ce3" table:formula="of:=[.E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([.E11]+[.H11]+[.K11])/[.B11]*100" office:value-type="float" office:value="0">
            <text:p>0</text:p>
          </table:table-cell>
          <table:table-cell table:formula="of:=([.E11]+[.K11])/([.C11]+[.I11])*100" office:value-type="float" office:value="0">
            <text:p>0</text:p>
          </table:table-cell>
          <table:table-cell table:style-name="ce3" table:formula="of:=[.E11]/[.C11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([.E12]+[.H12]+[.K12])/[.B12]*100" office:value-type="float" office:value="0.00169030273321952">
            <text:p>0.0016903027</text:p>
          </table:table-cell>
          <table:table-cell table:formula="of:=([.E12]+[.K12])/([.C12]+[.I12])*100" office:value-type="float" office:value="0.0501756146512795">
            <text:p>0.0501756147</text:p>
          </table:table-cell>
          <table:table-cell table:style-name="ce3" table:formula="of:=[.E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31:.C40]);2) %" office:value-type="percentage" office:value="0">
            <text:p>0.00%</text:p>
          </table:table-cell>
          <table:table-cell table:formula="of:=ROUND(AVERAGE([.D31:.D40]);2) %" office:value-type="percentage" office:value="0.0002">
            <text:p>0.02%</text:p>
          </table:table-cell>
          <table:table-cell table:formula="of:=ROUND(AVERAGE([.E31:.E40]);2) %" office:value-type="percentage" office:value="0.0079">
            <text:p>0.79%</text:p>
          </table:table-cell>
          <table:table-cell table:number-columns-repeated="1019"/>
        </table:table-row>
      </table:table>
      <table:table table:name="CRF Full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2"/>
          <table:table-cell table:style-name="ce1" office:value-type="string">
            <text:p>CON_TILDE</text:p>
          </table:table-cell>
          <table:table-cell table:style-name="ce1" table:number-columns-repeated="2"/>
          <table:table-cell table:style-name="ce1" office:value-type="string">
            <text:p>O</text:p>
          </table:table-cell>
          <table:table-cell table:style-name="ce1" table:number-columns-repeated="2"/>
          <table:table-cell table:style-name="ce1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276">
            <text:p>592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519">
            <text:p>45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3">
            <text:p>15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D3]+[.G3]+[.J3])/[.B3]*100" office:value-type="float" office:value="0.00446800905516502">
            <text:p>0.0044680091</text:p>
          </table:table-cell>
          <table:table-cell table:formula="of:=([.D3]+[.J3])/([.C3]+[.I3])*100" office:value-type="float" office:value="0.133868808567604">
            <text:p>0.1338688086</text:p>
          </table:table-cell>
          <table:table-cell table:formula="of:=[.D3]/[.C3]*100" office:value-type="float" office:value="11.7647058823529">
            <text:p>11.76470588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D4]+[.G4]+[.J4])/[.B4]*100" office:value-type="float" office:value="0.00486610111758122">
            <text:p>0.0048661011</text:p>
          </table:table-cell>
          <table:table-cell table:formula="of:=([.D4]+[.J4])/([.C4]+[.I4])*100" office:value-type="float" office:value="0.0842105263157895">
            <text:p>0.0842105263</text:p>
          </table:table-cell>
          <table:table-cell table:formula="of:=[.D4]/[.C4]*100" office:value-type="float" office:value="2.12765957446808">
            <text:p>2.12765957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D5]+[.G5]+[.J5])/[.B5]*100" office:value-type="float" office:value="0.0233362326834546">
            <text:p>0.0233362327</text:p>
          </table:table-cell>
          <table:table-cell table:formula="of:=([.D5]+[.J5])/([.C5]+[.I5])*100" office:value-type="float" office:value="0.618046971569839">
            <text:p>0.6180469716</text:p>
          </table:table-cell>
          <table:table-cell table:formula="of:=[.D5]/[.C5]*100" office:value-type="float" office:value="9.23076923076923">
            <text:p>9.23076923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D6]+[.G6]+[.J6])/[.B6]*100" office:value-type="float" office:value="0.00193678339014565">
            <text:p>0.0019367834</text:p>
          </table:table-cell>
          <table:table-cell table:formula="of:=([.D6]+[.J6])/([.C6]+[.I6])*100" office:value-type="float" office:value="0.0535618639528656">
            <text:p>0.053561864</text:p>
          </table:table-cell>
          <table:table-cell table:formula="of:=[.D6]/[.C6]*100" office:value-type="float" office:value="0">
            <text:p>0</text:p>
          </table:table-cell>
          <table:table-cell table:number-columns-repeated="2"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D7]+[.G7]+[.J7])/[.B7]*100" office:value-type="float" office:value="0">
            <text:p>0</text:p>
          </table:table-cell>
          <table:table-cell table:formula="of:=([.D7]+[.J7])/([.C7]+[.I7])*100" office:value-type="float" office:value="0">
            <text:p>0</text:p>
          </table:table-cell>
          <table:table-cell table:formula="of:=[.D7]/[.C7]*100" office:value-type="float" office:value="0">
            <text:p>0</text:p>
          </table:table-cell>
          <table:table-cell table:number-columns-repeated="2"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D8]+[.G8]+[.J8])/[.B8]*100" office:value-type="float" office:value="0.00163872638185602">
            <text:p>0.0016387264</text:p>
          </table:table-cell>
          <table:table-cell table:formula="of:=([.D8]+[.J8])/([.C8]+[.I8])*100" office:value-type="float" office:value="0.0502765208647562">
            <text:p>0.0502765209</text:p>
          </table:table-cell>
          <table:table-cell table:formula="of:=[.D8]/[.C8]*100" office:value-type="float" office:value="0">
            <text:p>0</text:p>
          </table:table-cell>
          <table:table-cell table:number-columns-repeated="2"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D9]+[.G9]+[.J9])/[.B9]*100" office:value-type="float" office:value="0">
            <text:p>0</text:p>
          </table:table-cell>
          <table:table-cell table:formula="of:=([.D9]+[.J9])/([.C9]+[.I9])*100" office:value-type="float" office:value="0">
            <text:p>0</text:p>
          </table:table-cell>
          <table:table-cell table:formula="of:=[.D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D10]+[.G10]+[.J10])/[.B10]*100" office:value-type="float" office:value="0.00356786071071785">
            <text:p>0.0035678607</text:p>
          </table:table-cell>
          <table:table-cell table:formula="of:=([.D10]+[.J10])/([.C10]+[.I10])*100" office:value-type="float" office:value="0.111794298490777">
            <text:p>0.1117942985</text:p>
          </table:table-cell>
          <table:table-cell table:formula="of:=[.D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D11]+[.G11]+[.J11])/[.B11]*100" office:value-type="float" office:value="0.00205233453052848">
            <text:p>0.0020523345</text:p>
          </table:table-cell>
          <table:table-cell table:formula="of:=([.D11]+[.J11])/([.C11]+[.I11])*100" office:value-type="float" office:value="0.0725163161711385">
            <text:p>0.0725163162</text:p>
          </table:table-cell>
          <table:table-cell table:formula="of:=[.D11]/[.C11]*100" office:value-type="float" office:value="8.33333333333333">
            <text:p>8.33333333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D12]+[.G12]+[.J12])/[.B12]*100" office:value-type="float" office:value="0">
            <text:p>0</text:p>
          </table:table-cell>
          <table:table-cell table:formula="of:=([.D12]+[.J12])/([.C12]+[.I12])*100" office:value-type="float" office:value="0">
            <text:p>0</text:p>
          </table:table-cell>
          <table:table-cell table:formula="of:=[.D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17:.C26]);2) %" office:value-type="percentage" office:value="0">
            <text:p>0.00%</text:p>
          </table:table-cell>
          <table:table-cell table:formula="of:=ROUND(AVERAGE([.D17:.D26]);2) %" office:value-type="percentage" office:value="0.0011">
            <text:p>0.11%</text:p>
          </table:table-cell>
          <table:table-cell table:formula="of:=ROUND(AVERAGE([.E17:.E26]);2) %" office:value-type="percentage" office:value="0.0315">
            <text:p>3.15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table:formula="of:=([.E3]+[.H3]+[.K3])/[.B3]*100" office:value-type="float" office:value="0">
            <text:p>0</text:p>
          </table:table-cell>
          <table:table-cell table:formula="of:=([.E3]+[.K3])/([.C3]+[.I3])*100" office:value-type="float" office:value="0">
            <text:p>0</text:p>
          </table:table-cell>
          <table:table-cell table:style-name="ce3" table:formula="of:=[.E3]/[.C3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([.E4]+[.H4]+[.K4])/[.B4]*100" office:value-type="float" office:value="0">
            <text:p>0</text:p>
          </table:table-cell>
          <table:table-cell table:formula="of:=([.E4]+[.K4])/([.C4]+[.I4])*100" office:value-type="float" office:value="0">
            <text:p>0</text:p>
          </table:table-cell>
          <table:table-cell table:style-name="ce3" table:formula="of:=[.E4]/[.C4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([.E5]+[.H5]+[.K5])/[.B5]*100" office:value-type="float" office:value="0">
            <text:p>0</text:p>
          </table:table-cell>
          <table:table-cell table:formula="of:=([.E5]+[.K5])/([.C5]+[.I5])*100" office:value-type="float" office:value="0">
            <text:p>0</text:p>
          </table:table-cell>
          <table:table-cell table:style-name="ce3" table:formula="of:=[.E5]/[.C5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([.E6]+[.H6]+[.K6])/[.B6]*100" office:value-type="float" office:value="0.00581035017043694">
            <text:p>0.0058103502</text:p>
          </table:table-cell>
          <table:table-cell table:formula="of:=([.E6]+[.K6])/([.C6]+[.I6])*100" office:value-type="float" office:value="0.160685591858597">
            <text:p>0.1606855919</text:p>
          </table:table-cell>
          <table:table-cell table:style-name="ce3" table:formula="of:=[.E6]/[.C6]*100" office:value-type="float" office:value="7.89473684210526">
            <text:p>7.89473684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([.E7]+[.H7]+[.K7])/[.B7]*100" office:value-type="float" office:value="0">
            <text:p>0</text:p>
          </table:table-cell>
          <table:table-cell table:formula="of:=([.E7]+[.K7])/([.C7]+[.I7])*100" office:value-type="float" office:value="0">
            <text:p>0</text:p>
          </table:table-cell>
          <table:table-cell table:style-name="ce3" table:formula="of:=[.E7]/[.C7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([.E8]+[.H8]+[.K8])/[.B8]*100" office:value-type="float" office:value="0">
            <text:p>0</text:p>
          </table:table-cell>
          <table:table-cell table:formula="of:=([.E8]+[.K8])/([.C8]+[.I8])*100" office:value-type="float" office:value="0">
            <text:p>0</text:p>
          </table:table-cell>
          <table:table-cell table:style-name="ce3" table:formula="of:=[.E8]/[.C8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([.E9]+[.H9]+[.K9])/[.B9]*100" office:value-type="float" office:value="0">
            <text:p>0</text:p>
          </table:table-cell>
          <table:table-cell table:formula="of:=([.E9]+[.K9])/([.C9]+[.I9])*100" office:value-type="float" office:value="0">
            <text:p>0</text:p>
          </table:table-cell>
          <table:table-cell table:style-name="ce3" table:formula="of:=[.E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([.E10]+[.H10]+[.K10])/[.B10]*100" office:value-type="float" office:value="0">
            <text:p>0</text:p>
          </table:table-cell>
          <table:table-cell table:formula="of:=([.E10]+[.K10])/([.C10]+[.I10])*100" office:value-type="float" office:value="0">
            <text:p>0</text:p>
          </table:table-cell>
          <table:table-cell table:style-name="ce3" table:formula="of:=[.E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([.E11]+[.H11]+[.K11])/[.B11]*100" office:value-type="float" office:value="0">
            <text:p>0</text:p>
          </table:table-cell>
          <table:table-cell table:formula="of:=([.E11]+[.K11])/([.C11]+[.I11])*100" office:value-type="float" office:value="0">
            <text:p>0</text:p>
          </table:table-cell>
          <table:table-cell table:style-name="ce3" table:formula="of:=[.E11]/[.C11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([.E12]+[.H12]+[.K12])/[.B12]*100" office:value-type="float" office:value="0.00169030273321952">
            <text:p>0.0016903027</text:p>
          </table:table-cell>
          <table:table-cell table:formula="of:=([.E12]+[.K12])/([.C12]+[.I12])*100" office:value-type="float" office:value="0.0501756146512795">
            <text:p>0.0501756147</text:p>
          </table:table-cell>
          <table:table-cell table:style-name="ce3" table:formula="of:=[.E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31:.C40]);2) %" office:value-type="percentage" office:value="0">
            <text:p>0.00%</text:p>
          </table:table-cell>
          <table:table-cell table:formula="of:=ROUND(AVERAGE([.D31:.D40]);2) %" office:value-type="percentage" office:value="0.0002">
            <text:p>0.02%</text:p>
          </table:table-cell>
          <table:table-cell table:formula="of:=ROUND(AVERAGE([.E31:.E40]);2) %" office:value-type="percentage" office:value="0.0079">
            <text:p>0.79%</text:p>
          </table:table-cell>
          <table:table-cell table:number-columns-repeated="1019"/>
        </table:table-row>
      </table:table>
      <table:table table:name="Fi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7"/>
        <table:table-column table:style-name="co2" table:default-cell-style-name="Default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1" table:number-columns-repeated="2"/>
          <table:table-cell table:style-name="ce5" office:value-type="string">
            <text:p>O</text:p>
          </table:table-cell>
          <table:table-cell table:style-name="ce1" table:number-columns-repeated="2"/>
          <table:table-cell table:style-name="ce5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table:style-name="Default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table:style-name="Default"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table:style-name="Default"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553">
            <text:p>15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table:style-name="Default"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829">
            <text:p>18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5">
            <text:p>1975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style-name="Default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style-name="Default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table:style-name="Default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367">
            <text:p>13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9">
            <text:p>197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7" table:formula="of:=([.D3]+[.G3]+[.J3])/[.B3]*100" office:value-type="float" office:value="0.0223400452758251">
            <text:p>0.02</text:p>
          </table:table-cell>
          <table:table-cell table:formula="of:=([.D3]+[.J3])/([.C3]+[.I3])*100" office:value-type="float" office:value="0.669344042838019">
            <text:p>0.67</text:p>
          </table:table-cell>
          <table:table-cell table:style-name="ce7" table:formula="of:=[.D3]/[.C3]*100" office:value-type="float" office:value="88.2352941176471">
            <text:p>88.24</text:p>
          </table:table-cell>
          <table:table-cell table:style-name="ce7" table:formula="of:=[.J3]/[.I3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table:formula="of:=([.D4]+[.G4]+[.J4])/[.B4]*100" office:value-type="float" office:value="0.0454169437640914">
            <text:p>0.05</text:p>
          </table:table-cell>
          <table:table-cell table:formula="of:=([.D4]+[.J4])/([.C4]+[.I4])*100" office:value-type="float" office:value="1.17894736842105">
            <text:p>1.18</text:p>
          </table:table-cell>
          <table:table-cell table:style-name="ce7" table:formula="of:=[.D4]/[.C4]*100" office:value-type="float" office:value="59.5744680851064">
            <text:p>59.57</text:p>
          </table:table-cell>
          <table:table-cell table:style-name="ce7" table:formula="of:=[.J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table:formula="of:=([.D5]+[.G5]+[.J5])/[.B5]*100" office:value-type="float" office:value="0.0784946008443473">
            <text:p>0.08</text:p>
          </table:table-cell>
          <table:table-cell table:formula="of:=([.D5]+[.J5])/([.C5]+[.I5])*100" office:value-type="float" office:value="2.28677379480841">
            <text:p>2.29</text:p>
          </table:table-cell>
          <table:table-cell table:style-name="ce7" table:formula="of:=[.D5]/[.C5]*100" office:value-type="float" office:value="52.3076923076923">
            <text:p>52.31</text:p>
          </table:table-cell>
          <table:table-cell table:style-name="ce7" table:formula="of:=[.J5]/[.I5]*100" office:value-type="float" office:value="0.193174500965873">
            <text:p>0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 table:formula="of:=([.D6]+[.G6]+[.J6])/[.B6]*100" office:value-type="float" office:value="0.0542299349240781">
            <text:p>0.05</text:p>
          </table:table-cell>
          <table:table-cell table:formula="of:=([.D6]+[.J6])/([.C6]+[.I6])*100" office:value-type="float" office:value="1.49973219068024">
            <text:p>1.50</text:p>
          </table:table-cell>
          <table:table-cell table:style-name="ce7" table:formula="of:=[.D6]/[.C6]*100" office:value-type="float" office:value="73.6842105263158">
            <text:p>73.68</text:p>
          </table:table-cell>
          <table:table-cell table:style-name="ce7" table:formula="of:=[.J6]/[.I6]*100" office:value-type="float" office:value="0">
            <text:p>0.00</text:p>
          </table:table-cell>
          <table:table-cell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table:formula="of:=([.D7]+[.G7]+[.J7])/[.B7]*100" office:value-type="float" office:value="0.0097551458394303">
            <text:p>0.01</text:p>
          </table:table-cell>
          <table:table-cell table:formula="of:=([.D7]+[.J7])/([.C7]+[.I7])*100" office:value-type="float" office:value="0.289687137891078">
            <text:p>0.29</text:p>
          </table:table-cell>
          <table:table-cell table:style-name="ce7" table:formula="of:=[.D7]/[.C7]*100" office:value-type="float" office:value="83.3333333333333">
            <text:p>83.33</text:p>
          </table:table-cell>
          <table:table-cell table:style-name="ce7" table:formula="of:=[.J7]/[.I7]*100" office:value-type="float" office:value="0">
            <text:p>0.00</text:p>
          </table:table-cell>
          <table:table-cell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2"/>
          <table:table-cell table:formula="of:=[.H21]*100/[.H20]" office:value-type="float" office:value="0.0423385088306033">
            <text:p>0.0423385088</text:p>
          </table:table-cell>
          <table:table-cell table:formula="of:=[.H21]*100/[.H22]" office:value-type="float" office:value="1.2742945869251">
            <text:p>1.274294586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table:formula="of:=([.D8]+[.G8]+[.J8])/[.B8]*100" office:value-type="float" office:value="0.0163872638185602">
            <text:p>0.02</text:p>
          </table:table-cell>
          <table:table-cell table:formula="of:=([.D8]+[.J8])/([.C8]+[.I8])*100" office:value-type="float" office:value="0.502765208647562">
            <text:p>0.50</text:p>
          </table:table-cell>
          <table:table-cell table:style-name="ce7" table:formula="of:=[.D8]/[.C8]*100" office:value-type="float" office:value="64.2857142857143">
            <text:p>64.29</text:p>
          </table:table-cell>
          <table:table-cell table:style-name="ce7" table:formula="of:=[.J8]/[.I8]*100" office:value-type="float" office:value="0.0506329113924051">
            <text:p>0.05</text:p>
          </table:table-cell>
          <table:table-cell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2"/>
          <table:table-cell table:formula="of:=[.H22]*100/[.H20]" office:value-type="float" office:value="3.32250558583688">
            <text:p>3.32250558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table:formula="of:=([.D9]+[.G9]+[.J9])/[.B9]*100" office:value-type="float" office:value="0.02227858513847">
            <text:p>0.02</text:p>
          </table:table-cell>
          <table:table-cell table:formula="of:=([.D9]+[.J9])/([.C9]+[.I9])*100" office:value-type="float" office:value="0.670794633642931">
            <text:p>0.67</text:p>
          </table:table-cell>
          <table:table-cell table:style-name="ce7" table:formula="of:=[.D9]/[.C9]*100" office:value-type="float" office:value="86.6666666666667">
            <text:p>86.67</text:p>
          </table:table-cell>
          <table:table-cell table:style-name="ce7" table:formula="of:=[.J9]/[.I9]*100" office:value-type="float" office:value="0">
            <text:p>0.00</text:p>
          </table:table-cell>
          <table:table-cell table:number-columns-repeated="6"/>
          <table:table-cell table:formula="of:=100-[.M21]" office:value-type="float" office:value="98.7257054130749">
            <text:p>98.72570541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 table:formula="of:=([.D10]+[.G10]+[.J10])/[.B10]*100" office:value-type="float" office:value="0.0107035821321536">
            <text:p>0.01</text:p>
          </table:table-cell>
          <table:table-cell table:formula="of:=([.D10]+[.J10])/([.C10]+[.I10])*100" office:value-type="float" office:value="0.335382895472331">
            <text:p>0.34</text:p>
          </table:table-cell>
          <table:table-cell table:style-name="ce7" table:formula="of:=[.D10]/[.C10]*100" office:value-type="float" office:value="60">
            <text:p>60.00</text:p>
          </table:table-cell>
          <table:table-cell table:style-name="ce7" table:formula="of:=[.J10]/[.I10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 table:formula="of:=([.D11]+[.G11]+[.J11])/[.B11]*100" office:value-type="float" office:value="0.0225756798358132">
            <text:p>0.02</text:p>
          </table:table-cell>
          <table:table-cell table:formula="of:=([.D11]+[.J11])/([.C11]+[.I11])*100" office:value-type="float" office:value="0.797679477882524">
            <text:p>0.80</text:p>
          </table:table-cell>
          <table:table-cell table:style-name="ce7" table:formula="of:=[.D11]/[.C11]*100" office:value-type="float" office:value="75">
            <text:p>75.00</text:p>
          </table:table-cell>
          <table:table-cell table:style-name="ce7" table:formula="of:=[.J11]/[.I11]*100" office:value-type="float" office:value="0.146305779078274">
            <text:p>0.15</text:p>
          </table:table-cell>
          <table:table-cell/>
          <table:table-cell table:formula="of:=[.H20]-[.H21]-[.H22]" office:value-type="float" office:value="543221">
            <text:p>543221</text:p>
          </table:table-cell>
          <table:table-cell table:formula="of:=[.H25]*100/[.H20]" office:value-type="float" office:value="96.6351559053325">
            <text:p>96.63515590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7" table:formula="of:=([.D12]+[.G12]+[.J12])/[.B12]*100" office:value-type="float" office:value="0.0169030273321952">
            <text:p>0.02</text:p>
          </table:table-cell>
          <table:table-cell table:formula="of:=([.D12]+[.J12])/([.C12]+[.I12])*100" office:value-type="float" office:value="0.501756146512795">
            <text:p>0.50</text:p>
          </table:table-cell>
          <table:table-cell table:style-name="ce7" table:formula="of:=[.D12]/[.C12]*100" office:value-type="float" office:value="64.2857142857143">
            <text:p>64.29</text:p>
          </table:table-cell>
          <table:table-cell table:style-name="ce7" table:formula="of:=[.J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17:.C26]);2) %" office:value-type="percentage" office:value="0.0003">
            <text:p>0.03%</text:p>
          </table:table-cell>
          <table:table-cell table:style-name="Default" table:formula="of:=ROUND(AVERAGE([.D17:.D26]);2) %" office:value-type="percentage" office:value="0.0087">
            <text:p>0.87%</text:p>
          </table:table-cell>
          <table:table-cell table:formula="of:=ROUND(AVERAGE([.E17:.E26]);2) %" office:value-type="percentage" office:value="0.7074">
            <text:p>70.74%</text:p>
          </table:table-cell>
          <table:table-cell table:style-name="Default" table:formula="of:=ROUND(AVERAGE([.F17:.F26]);2) %" office:value-type="percentage" office:value="0.0004">
            <text:p>0.04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17:.D26])" office:value-type="float" office:value="0.873286289679693">
            <text:p>0.8732862897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2"/>
          <table:table-cell office:value-type="string">
            <text:p>CRF</text:p>
          </table:table-cell>
          <table:table-cell table:formula="of:=100-[.D28]*100/[.M21]" office:value-type="float" office:value="31.4690418808923">
            <text:p>31.469041880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8" table:formula="of:=([.E3]+[.H3]+[.K3])/[.B3]*100" office:value-type="float" office:value="0.0253187179792684">
            <text:p>0.03</text:p>
          </table:table-cell>
          <table:table-cell table:formula="of:=([.E3]+[.K3])/([.C3]+[.I3])*100" office:value-type="float" office:value="0.758589915216421">
            <text:p>0.76</text:p>
          </table:table-cell>
          <table:table-cell table:style-name="ce8" table:formula="of:=[.E3]/[.C3]*100" office:value-type="float" office:value="100">
            <text:p>100.00</text:p>
          </table:table-cell>
          <table:table-cell table:style-name="ce8" table:formula="of:=[.K3]/[.I3]*100" office:value-type="float" office:value="0">
            <text:p>0.00</text:p>
          </table:table-cell>
          <table:table-cell table:number-columns-repeated="2"/>
          <table:table-cell office:value-type="string">
            <text:p>SVM</text:p>
          </table:table-cell>
          <table:table-cell table:formula="of:=100-[.D42]*100/[.M21]" office:value-type="float" office:value="16.3971321353693">
            <text:p>16.397132135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table:formula="of:=([.E4]+[.H4]+[.K4])/[.B4]*100" office:value-type="float" office:value="0.0648813482344163">
            <text:p>0.06</text:p>
          </table:table-cell>
          <table:table-cell table:formula="of:=([.E4]+[.K4])/([.C4]+[.I4])*100" office:value-type="float" office:value="1.68421052631579">
            <text:p>1.68</text:p>
          </table:table-cell>
          <table:table-cell table:style-name="ce8" table:formula="of:=[.E4]/[.C4]*100" office:value-type="float" office:value="85.1063829787234">
            <text:p>85.11</text:p>
          </table:table-cell>
          <table:table-cell table:style-name="ce8" table:formula="of:=[.K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table:formula="of:=([.E5]+[.H5]+[.K5])/[.B5]*100" office:value-type="float" office:value="0.0997093578293061">
            <text:p>0.10</text:p>
          </table:table-cell>
          <table:table-cell table:formula="of:=([.E5]+[.K5])/([.C5]+[.I5])*100" office:value-type="float" office:value="2.90482076637824">
            <text:p>2.90</text:p>
          </table:table-cell>
          <table:table-cell table:style-name="ce8" table:formula="of:=[.E5]/[.C5]*100" office:value-type="float" office:value="70.7692307692308">
            <text:p>70.77</text:p>
          </table:table-cell>
          <table:table-cell table:style-name="ce8" table:formula="of:=[.K5]/[.I5]*100" office:value-type="float" office:value="0.0643915003219575">
            <text:p>0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table:formula="of:=([.E6]+[.H6]+[.K6])/[.B6]*100" office:value-type="float" office:value="0.0581035017043694">
            <text:p>0.06</text:p>
          </table:table-cell>
          <table:table-cell table:formula="of:=([.E6]+[.K6])/([.C6]+[.I6])*100" office:value-type="float" office:value="1.60685591858597">
            <text:p>1.61</text:p>
          </table:table-cell>
          <table:table-cell table:style-name="ce8" table:formula="of:=[.E6]/[.C6]*100" office:value-type="float" office:value="78.9473684210526">
            <text:p>78.95</text:p>
          </table:table-cell>
          <table:table-cell table:style-name="ce8" table:formula="of:=[.K6]/[.I6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table:formula="of:=([.E7]+[.H7]+[.K7])/[.B7]*100" office:value-type="float" office:value="0.0117061750073164">
            <text:p>0.01</text:p>
          </table:table-cell>
          <table:table-cell table:formula="of:=([.E7]+[.K7])/([.C7]+[.I7])*100" office:value-type="float" office:value="0.347624565469293">
            <text:p>0.35</text:p>
          </table:table-cell>
          <table:table-cell table:style-name="ce8" table:formula="of:=[.E7]/[.C7]*100" office:value-type="float" office:value="100">
            <text:p>100.00</text:p>
          </table:table-cell>
          <table:table-cell table:style-name="ce8" table:formula="of:=[.K7]/[.I7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table:formula="of:=([.E8]+[.H8]+[.K8])/[.B8]*100" office:value-type="float" office:value="0.0213034429641283">
            <text:p>0.02</text:p>
          </table:table-cell>
          <table:table-cell table:formula="of:=([.E8]+[.K8])/([.C8]+[.I8])*100" office:value-type="float" office:value="0.65359477124183">
            <text:p>0.65</text:p>
          </table:table-cell>
          <table:table-cell table:style-name="ce8" table:formula="of:=[.E8]/[.C8]*100" office:value-type="float" office:value="85.7142857142857">
            <text:p>85.71</text:p>
          </table:table-cell>
          <table:table-cell table:style-name="ce8" table:formula="of:=[.K8]/[.I8]*100" office:value-type="float" office:value="0.0506329113924051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table:formula="of:=([.E9]+[.H9]+[.K9])/[.B9]*100" office:value-type="float" office:value="0.0239923224568138">
            <text:p>0.02</text:p>
          </table:table-cell>
          <table:table-cell table:formula="of:=([.E9]+[.K9])/([.C9]+[.I9])*100" office:value-type="float" office:value="0.722394220846233">
            <text:p>0.72</text:p>
          </table:table-cell>
          <table:table-cell table:style-name="ce8" table:formula="of:=[.E9]/[.C9]*100" office:value-type="float" office:value="93.3333333333333">
            <text:p>93.33</text:p>
          </table:table-cell>
          <table:table-cell table:style-name="ce8" table:formula="of:=[.K9]/[.I9]*100" office:value-type="float" office:value="0">
            <text:p>0.00</text:p>
          </table:table-cell>
          <table:table-cell table:number-columns-repeated="2"/>
          <table:table-cell table:style-name="ce1" office:value-type="string">
            <text:p>SVM</text:p>
          </table:table-cell>
          <table:table-cell table:style-name="ce1" office:value-type="string">
            <text:p>CRF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table:formula="of:=([.E10]+[.H10]+[.K10])/[.B10]*100" office:value-type="float" office:value="0.0160553731982303">
            <text:p>0.02</text:p>
          </table:table-cell>
          <table:table-cell table:formula="of:=([.E10]+[.K10])/([.C10]+[.I10])*100" office:value-type="float" office:value="0.503074343208496">
            <text:p>0.50</text:p>
          </table:table-cell>
          <table:table-cell table:style-name="ce8" table:formula="of:=[.E10]/[.C10]*100" office:value-type="float" office:value="90">
            <text:p>90.00</text:p>
          </table:table-cell>
          <table:table-cell table:style-name="ce8" table:formula="of:=[.K10]/[.I10]*100" office:value-type="float" office:value="0">
            <text:p>0.00</text:p>
          </table:table-cell>
          <table:table-cell/>
          <table:table-cell table:style-name="ce2" office:value-type="string">
            <text:p>Sin Err</text:p>
          </table:table-cell>
          <table:table-cell table:style-name="ce7" table:formula="of:=STDEV([.F31:.F40])" office:value-type="float" office:value="0.0269205629892127">
            <text:p>0.03</text:p>
          </table:table-cell>
          <table:table-cell table:style-name="ce8" table:formula="of:=STDEV([.F17:.F26])" office:value-type="float" office:value="0.0702551750559573">
            <text:p>0.07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8" table:formula="of:=([.E11]+[.H11]+[.K11])/[.B11]*100" office:value-type="float" office:value="0.0246280143663417">
            <text:p>0.02</text:p>
          </table:table-cell>
          <table:table-cell table:formula="of:=([.E11]+[.K11])/([.C11]+[.I11])*100" office:value-type="float" office:value="0.870195794053662">
            <text:p>0.87</text:p>
          </table:table-cell>
          <table:table-cell table:style-name="ce8" table:formula="of:=[.E11]/[.C11]*100" office:value-type="float" office:value="100">
            <text:p>100.00</text:p>
          </table:table-cell>
          <table:table-cell table:style-name="ce8" table:formula="of:=[.K11]/[.I11]*100" office:value-type="float" office:value="0">
            <text:p>0.00</text:p>
          </table:table-cell>
          <table:table-cell/>
          <table:table-cell table:style-name="ce2" office:value-type="string">
            <text:p>Con Err</text:p>
          </table:table-cell>
          <table:table-cell table:style-name="ce7" table:formula="of:=STDEV([.E31:.E40])" office:value-type="float" office:value="10.2479976837183">
            <text:p>10.25</text:p>
          </table:table-cell>
          <table:table-cell table:style-name="ce7" table:formula="of:=STDEV([.E17:.E26])" office:value-type="float" office:value="12.5088157935651">
            <text:p>12.5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8" table:formula="of:=([.E12]+[.H12]+[.K12])/[.B12]*100" office:value-type="float" office:value="0.0202836327986342">
            <text:p>0.02</text:p>
          </table:table-cell>
          <table:table-cell table:formula="of:=([.E12]+[.K12])/([.C12]+[.I12])*100" office:value-type="float" office:value="0.602107375815354">
            <text:p>0.60</text:p>
          </table:table-cell>
          <table:table-cell table:style-name="ce8" table:formula="of:=[.E12]/[.C12]*100" office:value-type="float" office:value="78.5714285714286">
            <text:p>78.57</text:p>
          </table:table-cell>
          <table:table-cell table:style-name="ce8" table:formula="of:=[.K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31:.C40]);2) %" office:value-type="percentage" office:value="0.0004">
            <text:p>0.04%</text:p>
          </table:table-cell>
          <table:table-cell table:style-name="Default" table:formula="of:=ROUND(AVERAGE([.D31:.D40]);2) %" office:value-type="percentage" office:value="0.0107">
            <text:p>1.07%</text:p>
          </table:table-cell>
          <table:table-cell table:formula="of:=ROUND(AVERAGE([.E31:.E40]);2) %" office:value-type="percentage" office:value="0.8824">
            <text:p>88.24%</text:p>
          </table:table-cell>
          <table:table-cell table:style-name="Default" table:formula="of:=ROUND(AVERAGE([.F31:.F40]);2) %" office:value-type="percentage" office:value="0.0002">
            <text:p>0.0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31:.D40])" office:value-type="float" office:value="1.06534681971313">
            <text:p>1.0653468197</text:p>
          </table:table-cell>
          <table:table-cell/>
          <table:table-cell table:style-name="Default"/>
          <table:table-cell table:number-columns-repeated="1018"/>
        </table:table-row>
      </table:table>
      <table:table table:name="Fina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7"/>
        <table:table-column table:style-name="co2" table:default-cell-style-name="Default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1" table:number-columns-repeated="2"/>
          <table:table-cell table:style-name="ce5" office:value-type="string">
            <text:p>O</text:p>
          </table:table-cell>
          <table:table-cell table:style-name="ce1" table:number-columns-repeated="2"/>
          <table:table-cell table:style-name="ce5" office:value-type="string">
            <text:p>SIN_TILDE</text:p>
          </table:table-cell>
          <table:table-cell table:style-name="ce1" table:number-columns-repeated="4"/>
          <table:table-cell table:style-name="ce5" office:value-type="string">
            <text:p>CON_TILD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SIN_TILDE</text:p>
          </table:table-cell>
          <table:table-cell/>
          <table:table-cell table:style-name="ce1" table:number-columns-repeated="2"/>
          <table:table-cell/>
          <table:table-cell table:style-name="ce1" table:number-columns-repeated="1004"/>
        </table:table-row>
        <table:table-row table:style-name="ro1"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2"/>
          <table:table-cell table:style-name="ce1" office:value-type="string">
            <text:p>Hits SVM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SVM</text:p>
          </table:table-cell>
          <table:table-cell table:number-columns-repeated="6"/>
          <table:table-cell table:style-name="ce1" table:number-columns-repeated="100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table:style-name="Default" office:value-type="float" office:value="15">
            <text:p>15</text:p>
          </table:table-cell>
          <table:table-cell table:formula="of:=[.C3]-[.N3]" office:value-type="float" office:value="17">
            <text:p>17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table:style-name="Default" office:value-type="float" office:value="28">
            <text:p>28</text:p>
          </table:table-cell>
          <table:table-cell table:formula="of:=[.C4]-[.N4]" office:value-type="float" office:value="40">
            <text:p>4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table:style-name="Default" office:value-type="float" office:value="34">
            <text:p>34</text:p>
          </table:table-cell>
          <table:table-cell table:formula="of:=[.C5]-[.N5]" office:value-type="float" office:value="45">
            <text:p>45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553">
            <text:p>15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table:style-name="Default" office:value-type="float" office:value="28">
            <text:p>28</text:p>
          </table:table-cell>
          <table:table-cell table:formula="of:=[.C6]-[.N6]" office:value-type="float" office:value="27">
            <text:p>27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829">
            <text:p>18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formula="of:=[.C7]-[.N7]" office:value-type="float" office:value="6">
            <text:p>6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formula="of:=[.C8]-[.N8]" office:value-type="float" office:value="12">
            <text:p>12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5">
            <text:p>197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style-name="Default" office:value-type="float" office:value="13">
            <text:p>13</text:p>
          </table:table-cell>
          <table:table-cell table:formula="of:=[.C9]-[.N9]" office:value-type="float" office:value="14">
            <text:p>14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style-name="Default" office:value-type="float" office:value="6">
            <text:p>6</text:p>
          </table:table-cell>
          <table:table-cell table:formula="of:=[.C10]-[.N10]" office:value-type="float" office:value="9">
            <text:p>9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table:style-name="Default" office:value-type="float" office:value="9">
            <text:p>9</text:p>
          </table:table-cell>
          <table:table-cell table:formula="of:=[.C11]-[.N11]" office:value-type="float" office:value="12">
            <text:p>12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367">
            <text:p>13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formula="of:=[.C12]-[.N12]" office:value-type="float" office:value="11">
            <text:p>11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9">
            <text:p>197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formula="of:=SUM([.C3:.C12])" office:value-type="float" office:value="238">
            <text:p>238</text:p>
          </table:table-cell>
          <table:table-cell table:style-name="Default" table:formula="of:=SUM([.D3:.D12])" office:value-type="float" office:value="156">
            <text:p>156</text:p>
          </table:table-cell>
          <table:table-cell table:formula="of:=SUM([.E3:.E12])" office:value-type="float" office:value="193">
            <text:p>193</text:p>
          </table:table-cell>
          <table:table-cell table:style-name="Default"/>
          <table:table-cell table:number-columns-repeated="3"/>
          <table:table-cell table:formula="of:=SUM([.J3:.J12])" office:value-type="float" office:value="7">
            <text:p>7</text:p>
          </table:table-cell>
          <table:table-cell table:formula="of:=SUM([.K3:.K12])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7" table:formula="of:=([.D3]+[.G3]+[.J3])/[.B3]*100" office:value-type="float" office:value="0.0223400452758251">
            <text:p>0.02</text:p>
          </table:table-cell>
          <table:table-cell table:formula="of:=([.D3]+[.J3])/([.C3]+[.I3])*100" office:value-type="float" office:value="0.669344042838019">
            <text:p>0.67</text:p>
          </table:table-cell>
          <table:table-cell table:style-name="ce7" table:formula="of:=[.D3]/[.C3]*100" office:value-type="float" office:value="88.2352941176471">
            <text:p>88.24</text:p>
          </table:table-cell>
          <table:table-cell table:style-name="ce7" table:formula="of:=[.J3]/[.I3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table:formula="of:=([.D4]+[.G4]+[.J4])/[.B4]*100" office:value-type="float" office:value="0.0454169437640914">
            <text:p>0.05</text:p>
          </table:table-cell>
          <table:table-cell table:formula="of:=([.D4]+[.J4])/([.C4]+[.I4])*100" office:value-type="float" office:value="1.17894736842105">
            <text:p>1.18</text:p>
          </table:table-cell>
          <table:table-cell table:style-name="ce7" table:formula="of:=[.D4]/[.C4]*100" office:value-type="float" office:value="59.5744680851064">
            <text:p>59.57</text:p>
          </table:table-cell>
          <table:table-cell table:style-name="ce7" table:formula="of:=[.J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table:formula="of:=([.D5]+[.G5]+[.J5])/[.B5]*100" office:value-type="float" office:value="0.0784946008443473">
            <text:p>0.08</text:p>
          </table:table-cell>
          <table:table-cell table:formula="of:=([.D5]+[.J5])/([.C5]+[.I5])*100" office:value-type="float" office:value="2.28677379480841">
            <text:p>2.29</text:p>
          </table:table-cell>
          <table:table-cell table:style-name="ce7" table:formula="of:=[.D5]/[.C5]*100" office:value-type="float" office:value="52.3076923076923">
            <text:p>52.31</text:p>
          </table:table-cell>
          <table:table-cell table:style-name="ce7" table:formula="of:=[.J5]/[.I5]*100" office:value-type="float" office:value="0.193174500965873">
            <text:p>0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 table:formula="of:=([.D6]+[.G6]+[.J6])/[.B6]*100" office:value-type="float" office:value="0.0542299349240781">
            <text:p>0.05</text:p>
          </table:table-cell>
          <table:table-cell table:formula="of:=([.D6]+[.J6])/([.C6]+[.I6])*100" office:value-type="float" office:value="1.49973219068024">
            <text:p>1.50</text:p>
          </table:table-cell>
          <table:table-cell table:style-name="ce7" table:formula="of:=[.D6]/[.C6]*100" office:value-type="float" office:value="73.6842105263158">
            <text:p>73.68</text:p>
          </table:table-cell>
          <table:table-cell table:style-name="ce7" table:formula="of:=[.J6]/[.I6]*100" office:value-type="float" office:value="0">
            <text:p>0.00</text:p>
          </table:table-cell>
          <table:table-cell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table:formula="of:=([.D7]+[.G7]+[.J7])/[.B7]*100" office:value-type="float" office:value="0.0097551458394303">
            <text:p>0.01</text:p>
          </table:table-cell>
          <table:table-cell table:formula="of:=([.D7]+[.J7])/([.C7]+[.I7])*100" office:value-type="float" office:value="0.289687137891078">
            <text:p>0.29</text:p>
          </table:table-cell>
          <table:table-cell table:style-name="ce7" table:formula="of:=[.D7]/[.C7]*100" office:value-type="float" office:value="83.3333333333333">
            <text:p>83.33</text:p>
          </table:table-cell>
          <table:table-cell table:style-name="ce7" table:formula="of:=[.J7]/[.I7]*100" office:value-type="float" office:value="0">
            <text:p>0.00</text:p>
          </table:table-cell>
          <table:table-cell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2"/>
          <table:table-cell table:formula="of:=[.H21]*100/[.H20]" office:value-type="float" office:value="0.0423385088306033">
            <text:p>0.0423385088</text:p>
          </table:table-cell>
          <table:table-cell table:formula="of:=[.H21]*100/[.H22]" office:value-type="float" office:value="1.2742945869251">
            <text:p>1.274294586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table:formula="of:=([.D8]+[.G8]+[.J8])/[.B8]*100" office:value-type="float" office:value="0.0163872638185602">
            <text:p>0.02</text:p>
          </table:table-cell>
          <table:table-cell table:formula="of:=([.D8]+[.J8])/([.C8]+[.I8])*100" office:value-type="float" office:value="0.502765208647562">
            <text:p>0.50</text:p>
          </table:table-cell>
          <table:table-cell table:style-name="ce7" table:formula="of:=[.D8]/[.C8]*100" office:value-type="float" office:value="64.2857142857143">
            <text:p>64.29</text:p>
          </table:table-cell>
          <table:table-cell table:style-name="ce7" table:formula="of:=[.J8]/[.I8]*100" office:value-type="float" office:value="0.0506329113924051">
            <text:p>0.05</text:p>
          </table:table-cell>
          <table:table-cell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2"/>
          <table:table-cell table:formula="of:=[.H22]*100/[.H20]" office:value-type="float" office:value="3.32250558583688">
            <text:p>3.32250558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table:formula="of:=([.D9]+[.G9]+[.J9])/[.B9]*100" office:value-type="float" office:value="0.02227858513847">
            <text:p>0.02</text:p>
          </table:table-cell>
          <table:table-cell table:formula="of:=([.D9]+[.J9])/([.C9]+[.I9])*100" office:value-type="float" office:value="0.670794633642931">
            <text:p>0.67</text:p>
          </table:table-cell>
          <table:table-cell table:style-name="ce7" table:formula="of:=[.D9]/[.C9]*100" office:value-type="float" office:value="86.6666666666667">
            <text:p>86.67</text:p>
          </table:table-cell>
          <table:table-cell table:style-name="ce7" table:formula="of:=[.J9]/[.I9]*100" office:value-type="float" office:value="0">
            <text:p>0.00</text:p>
          </table:table-cell>
          <table:table-cell table:number-columns-repeated="6"/>
          <table:table-cell table:formula="of:=100-[.M21]" office:value-type="float" office:value="98.7257054130749">
            <text:p>98.725705413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 table:formula="of:=([.D10]+[.G10]+[.J10])/[.B10]*100" office:value-type="float" office:value="0.0107035821321536">
            <text:p>0.01</text:p>
          </table:table-cell>
          <table:table-cell table:formula="of:=([.D10]+[.J10])/([.C10]+[.I10])*100" office:value-type="float" office:value="0.335382895472331">
            <text:p>0.34</text:p>
          </table:table-cell>
          <table:table-cell table:style-name="ce7" table:formula="of:=[.D10]/[.C10]*100" office:value-type="float" office:value="60">
            <text:p>60.00</text:p>
          </table:table-cell>
          <table:table-cell table:style-name="ce7" table:formula="of:=[.J10]/[.I10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 table:formula="of:=([.D11]+[.G11]+[.J11])/[.B11]*100" office:value-type="float" office:value="0.0225756798358132">
            <text:p>0.02</text:p>
          </table:table-cell>
          <table:table-cell table:formula="of:=([.D11]+[.J11])/([.C11]+[.I11])*100" office:value-type="float" office:value="0.797679477882524">
            <text:p>0.80</text:p>
          </table:table-cell>
          <table:table-cell table:style-name="ce7" table:formula="of:=[.D11]/[.C11]*100" office:value-type="float" office:value="75">
            <text:p>75.00</text:p>
          </table:table-cell>
          <table:table-cell table:style-name="ce7" table:formula="of:=[.J11]/[.I11]*100" office:value-type="float" office:value="0.146305779078274">
            <text:p>0.15</text:p>
          </table:table-cell>
          <table:table-cell/>
          <table:table-cell table:formula="of:=[.H20]-[.H21]-[.H22]" office:value-type="float" office:value="543221">
            <text:p>543221</text:p>
          </table:table-cell>
          <table:table-cell table:formula="of:=[.H25]*100/[.H20]" office:value-type="float" office:value="96.6351559053325">
            <text:p>96.63515590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7" table:formula="of:=([.D12]+[.G12]+[.J12])/[.B12]*100" office:value-type="float" office:value="0.0169030273321952">
            <text:p>0.02</text:p>
          </table:table-cell>
          <table:table-cell table:formula="of:=([.D12]+[.J12])/([.C12]+[.I12])*100" office:value-type="float" office:value="0.501756146512795">
            <text:p>0.50</text:p>
          </table:table-cell>
          <table:table-cell table:style-name="ce7" table:formula="of:=[.D12]/[.C12]*100" office:value-type="float" office:value="64.2857142857143">
            <text:p>64.29</text:p>
          </table:table-cell>
          <table:table-cell table:style-name="ce7" table:formula="of:=[.J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17:.C26]);2) %" office:value-type="percentage" office:value="0.0003">
            <text:p>0.03%</text:p>
          </table:table-cell>
          <table:table-cell table:style-name="Default" table:formula="of:=ROUND(AVERAGE([.D17:.D26]);2) %" office:value-type="percentage" office:value="0.0087">
            <text:p>0.87%</text:p>
          </table:table-cell>
          <table:table-cell table:formula="of:=ROUND(AVERAGE([.E17:.E26]);2) %" office:value-type="percentage" office:value="0.7074">
            <text:p>70.74%</text:p>
          </table:table-cell>
          <table:table-cell table:style-name="Default" table:formula="of:=ROUND(AVERAGE([.F17:.F26]);2) %" office:value-type="percentage" office:value="0.0004">
            <text:p>0.04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17:.D26])" office:value-type="float" office:value="0.873286289679693">
            <text:p>0.8732862897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2"/>
          <table:table-cell office:value-type="string">
            <text:p>CRF</text:p>
          </table:table-cell>
          <table:table-cell table:formula="of:=100-[.D28]*100/[.M21]" office:value-type="float" office:value="31.4690418808923">
            <text:p>31.469041880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8" table:formula="of:=([.E3]+[.H3]+[.K3])/[.B3]*100" office:value-type="float" office:value="0.0253187179792684">
            <text:p>0.03</text:p>
          </table:table-cell>
          <table:table-cell table:formula="of:=([.E3]+[.K3])/([.C3]+[.I3])*100" office:value-type="float" office:value="0.758589915216421">
            <text:p>0.76</text:p>
          </table:table-cell>
          <table:table-cell table:style-name="ce8" table:formula="of:=[.E3]/[.C3]*100" office:value-type="float" office:value="100">
            <text:p>100.00</text:p>
          </table:table-cell>
          <table:table-cell table:style-name="ce8" table:formula="of:=[.K3]/[.I3]*100" office:value-type="float" office:value="0">
            <text:p>0.00</text:p>
          </table:table-cell>
          <table:table-cell table:number-columns-repeated="2"/>
          <table:table-cell office:value-type="string">
            <text:p>SVM</text:p>
          </table:table-cell>
          <table:table-cell table:formula="of:=100-[.D42]*100/[.M21]" office:value-type="float" office:value="18.1431200042533">
            <text:p>18.14312000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table:formula="of:=([.E4]+[.H4]+[.K4])/[.B4]*100" office:value-type="float" office:value="0.0648813482344163">
            <text:p>0.06</text:p>
          </table:table-cell>
          <table:table-cell table:formula="of:=([.E4]+[.K4])/([.C4]+[.I4])*100" office:value-type="float" office:value="1.68421052631579">
            <text:p>1.68</text:p>
          </table:table-cell>
          <table:table-cell table:style-name="ce8" table:formula="of:=[.E4]/[.C4]*100" office:value-type="float" office:value="85.1063829787234">
            <text:p>85.11</text:p>
          </table:table-cell>
          <table:table-cell table:style-name="ce8" table:formula="of:=[.K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table:formula="of:=([.E5]+[.H5]+[.K5])/[.B5]*100" office:value-type="float" office:value="0.0975878821308102">
            <text:p>0.10</text:p>
          </table:table-cell>
          <table:table-cell table:formula="of:=([.E5]+[.K5])/([.C5]+[.I5])*100" office:value-type="float" office:value="2.84301606922126">
            <text:p>2.84</text:p>
          </table:table-cell>
          <table:table-cell table:style-name="ce8" table:formula="of:=[.E5]/[.C5]*100" office:value-type="float" office:value="69.2307692307692">
            <text:p>69.23</text:p>
          </table:table-cell>
          <table:table-cell table:style-name="ce8" table:formula="of:=[.K5]/[.I5]*100" office:value-type="float" office:value="0.0643915003219575">
            <text:p>0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table:formula="of:=([.E6]+[.H6]+[.K6])/[.B6]*100" office:value-type="float" office:value="0.0522931515339324">
            <text:p>0.05</text:p>
          </table:table-cell>
          <table:table-cell table:formula="of:=([.E6]+[.K6])/([.C6]+[.I6])*100" office:value-type="float" office:value="1.44617032672737">
            <text:p>1.45</text:p>
          </table:table-cell>
          <table:table-cell table:style-name="ce8" table:formula="of:=[.E6]/[.C6]*100" office:value-type="float" office:value="71.0526315789474">
            <text:p>71.05</text:p>
          </table:table-cell>
          <table:table-cell table:style-name="ce8" table:formula="of:=[.K6]/[.I6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table:formula="of:=([.E7]+[.H7]+[.K7])/[.B7]*100" office:value-type="float" office:value="0.0117061750073164">
            <text:p>0.01</text:p>
          </table:table-cell>
          <table:table-cell table:formula="of:=([.E7]+[.K7])/([.C7]+[.I7])*100" office:value-type="float" office:value="0.347624565469293">
            <text:p>0.35</text:p>
          </table:table-cell>
          <table:table-cell table:style-name="ce8" table:formula="of:=[.E7]/[.C7]*100" office:value-type="float" office:value="100">
            <text:p>100.00</text:p>
          </table:table-cell>
          <table:table-cell table:style-name="ce8" table:formula="of:=[.K7]/[.I7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table:formula="of:=([.E8]+[.H8]+[.K8])/[.B8]*100" office:value-type="float" office:value="0.0213034429641283">
            <text:p>0.02</text:p>
          </table:table-cell>
          <table:table-cell table:formula="of:=([.E8]+[.K8])/([.C8]+[.I8])*100" office:value-type="float" office:value="0.65359477124183">
            <text:p>0.65</text:p>
          </table:table-cell>
          <table:table-cell table:style-name="ce8" table:formula="of:=[.E8]/[.C8]*100" office:value-type="float" office:value="85.7142857142857">
            <text:p>85.71</text:p>
          </table:table-cell>
          <table:table-cell table:style-name="ce8" table:formula="of:=[.K8]/[.I8]*100" office:value-type="float" office:value="0.0506329113924051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table:formula="of:=([.E9]+[.H9]+[.K9])/[.B9]*100" office:value-type="float" office:value="0.0239923224568138">
            <text:p>0.02</text:p>
          </table:table-cell>
          <table:table-cell table:formula="of:=([.E9]+[.K9])/([.C9]+[.I9])*100" office:value-type="float" office:value="0.722394220846233">
            <text:p>0.72</text:p>
          </table:table-cell>
          <table:table-cell table:style-name="ce8" table:formula="of:=[.E9]/[.C9]*100" office:value-type="float" office:value="93.3333333333333">
            <text:p>93.33</text:p>
          </table:table-cell>
          <table:table-cell table:style-name="ce8" table:formula="of:=[.K9]/[.I9]*100" office:value-type="float" office:value="0">
            <text:p>0.00</text:p>
          </table:table-cell>
          <table:table-cell table:number-columns-repeated="2"/>
          <table:table-cell table:style-name="ce1" office:value-type="string">
            <text:p>SVM</text:p>
          </table:table-cell>
          <table:table-cell table:style-name="ce1" office:value-type="string">
            <text:p>CRF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table:formula="of:=([.E10]+[.H10]+[.K10])/[.B10]*100" office:value-type="float" office:value="0.0160553731982303">
            <text:p>0.02</text:p>
          </table:table-cell>
          <table:table-cell table:formula="of:=([.E10]+[.K10])/([.C10]+[.I10])*100" office:value-type="float" office:value="0.503074343208496">
            <text:p>0.50</text:p>
          </table:table-cell>
          <table:table-cell table:style-name="ce8" table:formula="of:=[.E10]/[.C10]*100" office:value-type="float" office:value="90">
            <text:p>90.00</text:p>
          </table:table-cell>
          <table:table-cell table:style-name="ce8" table:formula="of:=[.K10]/[.I10]*100" office:value-type="float" office:value="0">
            <text:p>0.00</text:p>
          </table:table-cell>
          <table:table-cell/>
          <table:table-cell table:style-name="ce2" office:value-type="string">
            <text:p>Sin Err</text:p>
          </table:table-cell>
          <table:table-cell table:style-name="ce7" table:formula="of:=STDEV([.F31:.F40])" office:value-type="float" office:value="0.0269205629892127">
            <text:p>0.03</text:p>
          </table:table-cell>
          <table:table-cell table:style-name="ce8" table:formula="of:=STDEV([.F17:.F26])" office:value-type="float" office:value="0.0702551750559573">
            <text:p>0.07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8" table:formula="of:=([.E11]+[.H11]+[.K11])/[.B11]*100" office:value-type="float" office:value="0.0246280143663417">
            <text:p>0.02</text:p>
          </table:table-cell>
          <table:table-cell table:formula="of:=([.E11]+[.K11])/([.C11]+[.I11])*100" office:value-type="float" office:value="0.870195794053662">
            <text:p>0.87</text:p>
          </table:table-cell>
          <table:table-cell table:style-name="ce8" table:formula="of:=[.E11]/[.C11]*100" office:value-type="float" office:value="100">
            <text:p>100.00</text:p>
          </table:table-cell>
          <table:table-cell table:style-name="ce8" table:formula="of:=[.K11]/[.I11]*100" office:value-type="float" office:value="0">
            <text:p>0.00</text:p>
          </table:table-cell>
          <table:table-cell/>
          <table:table-cell table:style-name="ce2" office:value-type="string">
            <text:p>Con Err</text:p>
          </table:table-cell>
          <table:table-cell table:style-name="ce7" table:formula="of:=STDEV([.E31:.E40])" office:value-type="float" office:value="11.5544584426604">
            <text:p>11.55</text:p>
          </table:table-cell>
          <table:table-cell table:style-name="ce7" table:formula="of:=STDEV([.E17:.E26])" office:value-type="float" office:value="12.5088157935651">
            <text:p>12.5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8" table:formula="of:=([.E12]+[.H12]+[.K12])/[.B12]*100" office:value-type="float" office:value="0.0202836327986342">
            <text:p>0.02</text:p>
          </table:table-cell>
          <table:table-cell table:formula="of:=([.E12]+[.K12])/([.C12]+[.I12])*100" office:value-type="float" office:value="0.602107375815354">
            <text:p>0.60</text:p>
          </table:table-cell>
          <table:table-cell table:style-name="ce8" table:formula="of:=[.E12]/[.C12]*100" office:value-type="float" office:value="78.5714285714286">
            <text:p>78.57</text:p>
          </table:table-cell>
          <table:table-cell table:style-name="ce8" table:formula="of:=[.K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31:.C40]);2) %" office:value-type="percentage" office:value="0.0004">
            <text:p>0.04%</text:p>
          </table:table-cell>
          <table:table-cell table:style-name="Default" table:formula="of:=ROUND(AVERAGE([.D31:.D40]);2) %" office:value-type="percentage" office:value="0.0104">
            <text:p>1.04%</text:p>
          </table:table-cell>
          <table:table-cell table:formula="of:=ROUND(AVERAGE([.E31:.E40]);2) %" office:value-type="percentage" office:value="0.873">
            <text:p>87.30%</text:p>
          </table:table-cell>
          <table:table-cell table:style-name="Default" table:formula="of:=ROUND(AVERAGE([.F31:.F40]);2) %" office:value-type="percentage" office:value="0.0002">
            <text:p>0.0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31:.D40])" office:value-type="float" office:value="1.04309779081157">
            <text:p>1.0430977908</text:p>
          </table:table-cell>
          <table:table-cell/>
          <table:table-cell table:style-name="Default"/>
          <table:table-cell table:number-columns-repeated="1018"/>
        </table:table-row>
      </table:table>
      <table:table table:name="newL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7"/>
        <table:table-column table:style-name="co2" table:default-cell-style-name="Default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1" table:number-columns-repeated="2"/>
          <table:table-cell table:style-name="ce5" office:value-type="string">
            <text:p>O</text:p>
          </table:table-cell>
          <table:table-cell table:style-name="ce1" table:number-columns-repeated="2"/>
          <table:table-cell table:style-name="ce5" office:value-type="string">
            <text:p>SIN_TILDE</text:p>
          </table:table-cell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SIN_TILDE</text:p>
          </table:table-cell>
          <table:table-cell/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9" office:value-type="string">
            <text:p>Error LB</text:p>
          </table:table-cell>
          <table:table-cell table:style-name="ce1" office:value-type="string">
            <text:p>Hits SVM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SVM</text:p>
          </table:table-cell>
          <table:table-cell table:number-columns-repeated="6"/>
          <table:table-cell table:style-name="ce1" table:number-columns-repeated="100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table:style-name="Default" office:value-type="float" office:value="15">
            <text:p>15</text:p>
          </table:table-cell>
          <table:table-cell table:formula="of:=[.C3]-[.O3]" office:value-type="float" office:value="17">
            <text:p>17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table:formula="of:=[.D3]+[.G3]+[.J3]" office:value-type="float" office:value="15">
            <text:p>15</text:p>
          </table:table-cell>
          <table:table-cell table:formula="of:=[.E3]+[.H3]+[.K3]"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table:style-name="Default" office:value-type="float" office:value="28">
            <text:p>28</text:p>
          </table:table-cell>
          <table:table-cell table:formula="of:=[.C4]-[.O4]" office:value-type="float" office:value="40">
            <text:p>4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formula="of:=[.D4]+[.G4]+[.J4]" office:value-type="float" office:value="28">
            <text:p>28</text:p>
          </table:table-cell>
          <table:table-cell table:formula="of:=[.E4]+[.H4]+[.K4]"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table:style-name="Default" office:value-type="float" office:value="34">
            <text:p>34</text:p>
          </table:table-cell>
          <table:table-cell table:formula="of:=[.C5]-[.O5]" office:value-type="float" office:value="45">
            <text:p>45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553">
            <text:p>15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5]+[.G5]+[.J5]" office:value-type="float" office:value="37">
            <text:p>37</text:p>
          </table:table-cell>
          <table:table-cell table:formula="of:=[.E5]+[.H5]+[.K5]"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table:style-name="Default" office:value-type="float" office:value="28">
            <text:p>28</text:p>
          </table:table-cell>
          <table:table-cell table:formula="of:=[.C6]-[.O6]" office:value-type="float" office:value="27">
            <text:p>27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829">
            <text:p>1829</text:p>
          </table:table-cell>
          <table:table-cell table:number-columns-repeated="2" office:value-type="float" office:value="0">
            <text:p>0</text:p>
          </table:table-cell>
          <table:table-cell table:formula="of:=[.D6]+[.G6]+[.J6]" office:value-type="float" office:value="28">
            <text:p>28</text:p>
          </table:table-cell>
          <table:table-cell table:formula="of:=[.E6]+[.H6]+[.K6]"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formula="of:=[.C7]-[.O7]" office:value-type="float" office:value="6">
            <text:p>6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formula="of:=[.D7]+[.G7]+[.J7]" office:value-type="float" office:value="5">
            <text:p>5</text:p>
          </table:table-cell>
          <table:table-cell table:formula="of:=[.E7]+[.H7]+[.K7]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formula="of:=[.C8]-[.O8]" office:value-type="float" office:value="12">
            <text:p>12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5">
            <text:p>1975</text:p>
          </table:table-cell>
          <table:table-cell table:number-columns-repeated="2" office:value-type="float" office:value="1">
            <text:p>1</text:p>
          </table:table-cell>
          <table:table-cell table:formula="of:=[.D8]+[.G8]+[.J8]" office:value-type="float" office:value="10">
            <text:p>10</text:p>
          </table:table-cell>
          <table:table-cell table:formula="of:=[.E8]+[.H8]+[.K8]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style-name="Default" office:value-type="float" office:value="13">
            <text:p>13</text:p>
          </table:table-cell>
          <table:table-cell table:formula="of:=[.C9]-[.O9]" office:value-type="float" office:value="14">
            <text:p>14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formula="of:=[.D9]+[.G9]+[.J9]" office:value-type="float" office:value="13">
            <text:p>13</text:p>
          </table:table-cell>
          <table:table-cell table:formula="of:=[.E9]+[.H9]+[.K9]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style-name="Default" office:value-type="float" office:value="6">
            <text:p>6</text:p>
          </table:table-cell>
          <table:table-cell table:formula="of:=[.C10]-[.O10]" office:value-type="float" office:value="9">
            <text:p>9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table:formula="of:=[.D10]+[.G10]+[.J10]" office:value-type="float" office:value="6">
            <text:p>6</text:p>
          </table:table-cell>
          <table:table-cell table:formula="of:=[.E10]+[.H10]+[.K10]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table:style-name="Default" office:value-type="float" office:value="9">
            <text:p>9</text:p>
          </table:table-cell>
          <table:table-cell table:formula="of:=[.C11]-[.O11]" office:value-type="float" office:value="12">
            <text:p>12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367">
            <text:p>13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11]+[.G11]+[.J11]" office:value-type="float" office:value="11">
            <text:p>11</text:p>
          </table:table-cell>
          <table:table-cell table:formula="of:=[.E11]+[.H11]+[.K11]" office:value-type="float" office:value="12">
            <text:p>12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formula="of:=[.C12]-[.O12]" office:value-type="float" office:value="11">
            <text:p>11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9">
            <text:p>1979</text:p>
          </table:table-cell>
          <table:table-cell table:number-columns-repeated="2" office:value-type="float" office:value="1">
            <text:p>1</text:p>
          </table:table-cell>
          <table:table-cell table:formula="of:=[.D12]+[.G12]+[.J12]" office:value-type="float" office:value="10">
            <text:p>10</text:p>
          </table:table-cell>
          <table:table-cell table:formula="of:=[.E12]+[.H12]+[.K12]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formula="of:=SUM([.C3:.C12])" office:value-type="float" office:value="238">
            <text:p>238</text:p>
          </table:table-cell>
          <table:table-cell table:style-name="Default" table:formula="of:=SUM([.D3:.D12])" office:value-type="float" office:value="156">
            <text:p>156</text:p>
          </table:table-cell>
          <table:table-cell table:formula="of:=SUM([.E3:.E12])" office:value-type="float" office:value="193">
            <text:p>193</text:p>
          </table:table-cell>
          <table:table-cell table:style-name="Default"/>
          <table:table-cell table:number-columns-repeated="3"/>
          <table:table-cell table:formula="of:=SUM([.J3:.J12])" office:value-type="float" office:value="7">
            <text:p>7</text:p>
          </table:table-cell>
          <table:table-cell table:formula="of:=SUM([.K3:.K12])" office:value-type="float" office:value="3">
            <text:p>3</text:p>
          </table:table-cell>
          <table:table-cell table:formula="of:=SUM([.L3:.L12])" office:value-type="float" office:value="163">
            <text:p>163</text:p>
          </table:table-cell>
          <table:table-cell table:formula="of:=SUM([.M3:.M12])" office:value-type="float" office:value="196">
            <text:p>196</text:p>
          </table:table-cell>
          <table:table-cell table:formula="of:=SUM([.N3:.N12])" office:value-type="float" office:value="226">
            <text:p>22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7" table:formula="of:=([.D3]+[.G3]+[.J3])/[.B3]*100" office:value-type="float" office:value="0.0223400452758251">
            <text:p>0.02</text:p>
          </table:table-cell>
          <table:table-cell table:formula="of:=([.D3]+[.J3])/([.C3]+[.I3])*100" office:value-type="float" office:value="0.669344042838019">
            <text:p>0.67</text:p>
          </table:table-cell>
          <table:table-cell table:style-name="ce7" table:formula="of:=[.D3]/[.C3]*100" office:value-type="float" office:value="88.2352941176471">
            <text:p>88.24</text:p>
          </table:table-cell>
          <table:table-cell table:style-name="ce7" table:formula="of:=[.J3]/[.I3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table:formula="of:=([.D4]+[.G4]+[.J4])/[.B4]*100" office:value-type="float" office:value="0.0454169437640914">
            <text:p>0.05</text:p>
          </table:table-cell>
          <table:table-cell table:formula="of:=([.D4]+[.J4])/([.C4]+[.I4])*100" office:value-type="float" office:value="1.17894736842105">
            <text:p>1.18</text:p>
          </table:table-cell>
          <table:table-cell table:style-name="ce7" table:formula="of:=[.D4]/[.C4]*100" office:value-type="float" office:value="59.5744680851064">
            <text:p>59.57</text:p>
          </table:table-cell>
          <table:table-cell table:style-name="ce7" table:formula="of:=[.J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table:formula="of:=([.D5]+[.G5]+[.J5])/[.B5]*100" office:value-type="float" office:value="0.0784946008443473">
            <text:p>0.08</text:p>
          </table:table-cell>
          <table:table-cell table:formula="of:=([.D5]+[.J5])/([.C5]+[.I5])*100" office:value-type="float" office:value="2.28677379480841">
            <text:p>2.29</text:p>
          </table:table-cell>
          <table:table-cell table:style-name="ce7" table:formula="of:=[.D5]/[.C5]*100" office:value-type="float" office:value="52.3076923076923">
            <text:p>52.31</text:p>
          </table:table-cell>
          <table:table-cell table:style-name="ce7" table:formula="of:=[.J5]/[.I5]*100" office:value-type="float" office:value="0.193174500965873">
            <text:p>0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 table:formula="of:=([.D6]+[.G6]+[.J6])/[.B6]*100" office:value-type="float" office:value="0.0542299349240781">
            <text:p>0.05</text:p>
          </table:table-cell>
          <table:table-cell table:formula="of:=([.D6]+[.J6])/([.C6]+[.I6])*100" office:value-type="float" office:value="1.49973219068024">
            <text:p>1.50</text:p>
          </table:table-cell>
          <table:table-cell table:style-name="ce7" table:formula="of:=[.D6]/[.C6]*100" office:value-type="float" office:value="73.6842105263158">
            <text:p>73.68</text:p>
          </table:table-cell>
          <table:table-cell table:style-name="ce7" table:formula="of:=[.J6]/[.I6]*100" office:value-type="float" office:value="0">
            <text:p>0.00</text:p>
          </table:table-cell>
          <table:table-cell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table:formula="of:=([.D7]+[.G7]+[.J7])/[.B7]*100" office:value-type="float" office:value="0.0097551458394303">
            <text:p>0.01</text:p>
          </table:table-cell>
          <table:table-cell table:formula="of:=([.D7]+[.J7])/([.C7]+[.I7])*100" office:value-type="float" office:value="0.289687137891078">
            <text:p>0.29</text:p>
          </table:table-cell>
          <table:table-cell table:style-name="ce7" table:formula="of:=[.D7]/[.C7]*100" office:value-type="float" office:value="83.3333333333333">
            <text:p>83.33</text:p>
          </table:table-cell>
          <table:table-cell table:style-name="ce7" table:formula="of:=[.J7]/[.I7]*100" office:value-type="float" office:value="0">
            <text:p>0.00</text:p>
          </table:table-cell>
          <table:table-cell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2"/>
          <table:table-cell table:formula="of:=[.H21]*100/[.H20]" office:value-type="float" office:value="0.0423385088306033">
            <text:p>0.0423385088</text:p>
          </table:table-cell>
          <table:table-cell/>
          <table:table-cell table:formula="of:=[.H21]*100/[.H22]" office:value-type="float" office:value="1.2742945869251">
            <text:p>1.274294586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table:formula="of:=([.D8]+[.G8]+[.J8])/[.B8]*100" office:value-type="float" office:value="0.0163872638185602">
            <text:p>0.02</text:p>
          </table:table-cell>
          <table:table-cell table:formula="of:=([.D8]+[.J8])/([.C8]+[.I8])*100" office:value-type="float" office:value="0.502765208647562">
            <text:p>0.50</text:p>
          </table:table-cell>
          <table:table-cell table:style-name="ce7" table:formula="of:=[.D8]/[.C8]*100" office:value-type="float" office:value="64.2857142857143">
            <text:p>64.29</text:p>
          </table:table-cell>
          <table:table-cell table:style-name="ce7" table:formula="of:=[.J8]/[.I8]*100" office:value-type="float" office:value="0.0506329113924051">
            <text:p>0.05</text:p>
          </table:table-cell>
          <table:table-cell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2"/>
          <table:table-cell table:formula="of:=[.H22]*100/[.H20]" office:value-type="float" office:value="3.32250558583688">
            <text:p>3.32250558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table:formula="of:=([.D9]+[.G9]+[.J9])/[.B9]*100" office:value-type="float" office:value="0.02227858513847">
            <text:p>0.02</text:p>
          </table:table-cell>
          <table:table-cell table:formula="of:=([.D9]+[.J9])/([.C9]+[.I9])*100" office:value-type="float" office:value="0.670794633642931">
            <text:p>0.67</text:p>
          </table:table-cell>
          <table:table-cell table:style-name="ce7" table:formula="of:=[.D9]/[.C9]*100" office:value-type="float" office:value="86.6666666666667">
            <text:p>86.67</text:p>
          </table:table-cell>
          <table:table-cell table:style-name="ce7" table:formula="of:=[.J9]/[.I9]*100" office:value-type="float" office:value="0">
            <text:p>0.00</text:p>
          </table:table-cell>
          <table:table-cell table:number-columns-repeated="7"/>
          <table:table-cell table:formula="of:=100-[.N21]" office:value-type="float" office:value="98.7257054130749">
            <text:p>98.725705413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 table:formula="of:=([.D10]+[.G10]+[.J10])/[.B10]*100" office:value-type="float" office:value="0.0107035821321536">
            <text:p>0.01</text:p>
          </table:table-cell>
          <table:table-cell table:formula="of:=([.D10]+[.J10])/([.C10]+[.I10])*100" office:value-type="float" office:value="0.335382895472331">
            <text:p>0.34</text:p>
          </table:table-cell>
          <table:table-cell table:style-name="ce7" table:formula="of:=[.D10]/[.C10]*100" office:value-type="float" office:value="60">
            <text:p>60.00</text:p>
          </table:table-cell>
          <table:table-cell table:style-name="ce7" table:formula="of:=[.J10]/[.I10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 table:formula="of:=([.D11]+[.G11]+[.J11])/[.B11]*100" office:value-type="float" office:value="0.0225756798358132">
            <text:p>0.02</text:p>
          </table:table-cell>
          <table:table-cell table:formula="of:=([.D11]+[.J11])/([.C11]+[.I11])*100" office:value-type="float" office:value="0.797679477882524">
            <text:p>0.80</text:p>
          </table:table-cell>
          <table:table-cell table:style-name="ce7" table:formula="of:=[.D11]/[.C11]*100" office:value-type="float" office:value="75">
            <text:p>75.00</text:p>
          </table:table-cell>
          <table:table-cell table:style-name="ce7" table:formula="of:=[.J11]/[.I11]*100" office:value-type="float" office:value="0.146305779078274">
            <text:p>0.15</text:p>
          </table:table-cell>
          <table:table-cell/>
          <table:table-cell table:formula="of:=[.H20]-[.H21]-[.H22]" office:value-type="float" office:value="543221">
            <text:p>543221</text:p>
          </table:table-cell>
          <table:table-cell table:formula="of:=[.H25]*100/[.H20]" office:value-type="float" office:value="96.6351559053325">
            <text:p>96.63515590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7" table:formula="of:=([.D12]+[.G12]+[.J12])/[.B12]*100" office:value-type="float" office:value="0.0169030273321952">
            <text:p>0.02</text:p>
          </table:table-cell>
          <table:table-cell table:formula="of:=([.D12]+[.J12])/([.C12]+[.I12])*100" office:value-type="float" office:value="0.501756146512795">
            <text:p>0.50</text:p>
          </table:table-cell>
          <table:table-cell table:style-name="ce7" table:formula="of:=[.D12]/[.C12]*100" office:value-type="float" office:value="64.2857142857143">
            <text:p>64.29</text:p>
          </table:table-cell>
          <table:table-cell table:style-name="ce7" table:formula="of:=[.J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17:.C26]);2) %" office:value-type="percentage" office:value="0.0003">
            <text:p>0.03%</text:p>
          </table:table-cell>
          <table:table-cell table:style-name="Default" table:formula="of:=ROUND(AVERAGE([.D17:.D26]);2) %" office:value-type="percentage" office:value="0.0087">
            <text:p>0.87%</text:p>
          </table:table-cell>
          <table:table-cell table:formula="of:=ROUND(AVERAGE([.E17:.E26]);2) %" office:value-type="percentage" office:value="0.7074">
            <text:p>70.74%</text:p>
          </table:table-cell>
          <table:table-cell table:style-name="Default" table:formula="of:=ROUND(AVERAGE([.F17:.F26]);2) %" office:value-type="percentage" office:value="0.0004">
            <text:p>0.04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17:.D26])" office:value-type="float" office:value="0.873286289679693">
            <text:p>0.8732862897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2"/>
          <table:table-cell office:value-type="string">
            <text:p>CRF</text:p>
          </table:table-cell>
          <table:table-cell table:formula="of:=100-[.D28]*100/[.N21]" office:value-type="float" office:value="31.4690418808923">
            <text:p>31.469041880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8" table:formula="of:=([.E3]+[.H3]+[.K3])/[.B3]*100" office:value-type="float" office:value="0.0253187179792684">
            <text:p>0.03</text:p>
          </table:table-cell>
          <table:table-cell table:formula="of:=([.E3]+[.K3])/([.C3]+[.I3])*100" office:value-type="float" office:value="0.758589915216421">
            <text:p>0.76</text:p>
          </table:table-cell>
          <table:table-cell table:style-name="ce8" table:formula="of:=[.E3]/[.C3]*100" office:value-type="float" office:value="100">
            <text:p>100.00</text:p>
          </table:table-cell>
          <table:table-cell table:style-name="ce8" table:formula="of:=[.K3]/[.I3]*100" office:value-type="float" office:value="0">
            <text:p>0.00</text:p>
          </table:table-cell>
          <table:table-cell table:number-columns-repeated="2"/>
          <table:table-cell office:value-type="string">
            <text:p>SVM</text:p>
          </table:table-cell>
          <table:table-cell table:formula="of:=100-[.D42]*100/[.N21]" office:value-type="float" office:value="18.1431200042533">
            <text:p>18.14312000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table:formula="of:=([.E4]+[.H4]+[.K4])/[.B4]*100" office:value-type="float" office:value="0.0648813482344163">
            <text:p>0.06</text:p>
          </table:table-cell>
          <table:table-cell table:formula="of:=([.E4]+[.K4])/([.C4]+[.I4])*100" office:value-type="float" office:value="1.68421052631579">
            <text:p>1.68</text:p>
          </table:table-cell>
          <table:table-cell table:style-name="ce8" table:formula="of:=[.E4]/[.C4]*100" office:value-type="float" office:value="85.1063829787234">
            <text:p>85.11</text:p>
          </table:table-cell>
          <table:table-cell table:style-name="ce8" table:formula="of:=[.K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table:formula="of:=([.E5]+[.H5]+[.K5])/[.B5]*100" office:value-type="float" office:value="0.0975878821308102">
            <text:p>0.10</text:p>
          </table:table-cell>
          <table:table-cell table:formula="of:=([.E5]+[.K5])/([.C5]+[.I5])*100" office:value-type="float" office:value="2.84301606922126">
            <text:p>2.84</text:p>
          </table:table-cell>
          <table:table-cell table:style-name="ce8" table:formula="of:=[.E5]/[.C5]*100" office:value-type="float" office:value="69.2307692307692">
            <text:p>69.23</text:p>
          </table:table-cell>
          <table:table-cell table:style-name="ce8" table:formula="of:=[.K5]/[.I5]*100" office:value-type="float" office:value="0.0643915003219575">
            <text:p>0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table:formula="of:=([.E6]+[.H6]+[.K6])/[.B6]*100" office:value-type="float" office:value="0.0522931515339324">
            <text:p>0.05</text:p>
          </table:table-cell>
          <table:table-cell table:formula="of:=([.E6]+[.K6])/([.C6]+[.I6])*100" office:value-type="float" office:value="1.44617032672737">
            <text:p>1.45</text:p>
          </table:table-cell>
          <table:table-cell table:style-name="ce8" table:formula="of:=[.E6]/[.C6]*100" office:value-type="float" office:value="71.0526315789474">
            <text:p>71.05</text:p>
          </table:table-cell>
          <table:table-cell table:style-name="ce8" table:formula="of:=[.K6]/[.I6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table:formula="of:=([.E7]+[.H7]+[.K7])/[.B7]*100" office:value-type="float" office:value="0.0117061750073164">
            <text:p>0.01</text:p>
          </table:table-cell>
          <table:table-cell table:formula="of:=([.E7]+[.K7])/([.C7]+[.I7])*100" office:value-type="float" office:value="0.347624565469293">
            <text:p>0.35</text:p>
          </table:table-cell>
          <table:table-cell table:style-name="ce8" table:formula="of:=[.E7]/[.C7]*100" office:value-type="float" office:value="100">
            <text:p>100.00</text:p>
          </table:table-cell>
          <table:table-cell table:style-name="ce8" table:formula="of:=[.K7]/[.I7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table:formula="of:=([.E8]+[.H8]+[.K8])/[.B8]*100" office:value-type="float" office:value="0.0213034429641283">
            <text:p>0.02</text:p>
          </table:table-cell>
          <table:table-cell table:formula="of:=([.E8]+[.K8])/([.C8]+[.I8])*100" office:value-type="float" office:value="0.65359477124183">
            <text:p>0.65</text:p>
          </table:table-cell>
          <table:table-cell table:style-name="ce8" table:formula="of:=[.E8]/[.C8]*100" office:value-type="float" office:value="85.7142857142857">
            <text:p>85.71</text:p>
          </table:table-cell>
          <table:table-cell table:style-name="ce8" table:formula="of:=[.K8]/[.I8]*100" office:value-type="float" office:value="0.0506329113924051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table:formula="of:=([.E9]+[.H9]+[.K9])/[.B9]*100" office:value-type="float" office:value="0.0239923224568138">
            <text:p>0.02</text:p>
          </table:table-cell>
          <table:table-cell table:formula="of:=([.E9]+[.K9])/([.C9]+[.I9])*100" office:value-type="float" office:value="0.722394220846233">
            <text:p>0.72</text:p>
          </table:table-cell>
          <table:table-cell table:style-name="ce8" table:formula="of:=[.E9]/[.C9]*100" office:value-type="float" office:value="93.3333333333333">
            <text:p>93.33</text:p>
          </table:table-cell>
          <table:table-cell table:style-name="ce8" table:formula="of:=[.K9]/[.I9]*100" office:value-type="float" office:value="0">
            <text:p>0.00</text:p>
          </table:table-cell>
          <table:table-cell table:number-columns-repeated="2"/>
          <table:table-cell table:style-name="ce1" office:value-type="string">
            <text:p>SVM</text:p>
          </table:table-cell>
          <table:table-cell table:style-name="ce1" office:value-type="string">
            <text:p>CRF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table:formula="of:=([.E10]+[.H10]+[.K10])/[.B10]*100" office:value-type="float" office:value="0.0160553731982303">
            <text:p>0.02</text:p>
          </table:table-cell>
          <table:table-cell table:formula="of:=([.E10]+[.K10])/([.C10]+[.I10])*100" office:value-type="float" office:value="0.503074343208496">
            <text:p>0.50</text:p>
          </table:table-cell>
          <table:table-cell table:style-name="ce8" table:formula="of:=[.E10]/[.C10]*100" office:value-type="float" office:value="90">
            <text:p>90.00</text:p>
          </table:table-cell>
          <table:table-cell table:style-name="ce8" table:formula="of:=[.K10]/[.I10]*100" office:value-type="float" office:value="0">
            <text:p>0.00</text:p>
          </table:table-cell>
          <table:table-cell/>
          <table:table-cell table:style-name="ce2" office:value-type="string">
            <text:p>Sin Err</text:p>
          </table:table-cell>
          <table:table-cell table:style-name="ce7" table:formula="of:=STDEV([.F31:.F40])" office:value-type="float" office:value="0.0269205629892127">
            <text:p>0.03</text:p>
          </table:table-cell>
          <table:table-cell table:style-name="ce8" table:formula="of:=STDEV([.F17:.F26])" office:value-type="float" office:value="0.0702551750559573">
            <text:p>0.07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8" table:formula="of:=([.E11]+[.H11]+[.K11])/[.B11]*100" office:value-type="float" office:value="0.0246280143663417">
            <text:p>0.02</text:p>
          </table:table-cell>
          <table:table-cell table:formula="of:=([.E11]+[.K11])/([.C11]+[.I11])*100" office:value-type="float" office:value="0.870195794053662">
            <text:p>0.87</text:p>
          </table:table-cell>
          <table:table-cell table:style-name="ce8" table:formula="of:=[.E11]/[.C11]*100" office:value-type="float" office:value="100">
            <text:p>100.00</text:p>
          </table:table-cell>
          <table:table-cell table:style-name="ce8" table:formula="of:=[.K11]/[.I11]*100" office:value-type="float" office:value="0">
            <text:p>0.00</text:p>
          </table:table-cell>
          <table:table-cell/>
          <table:table-cell table:style-name="ce2" office:value-type="string">
            <text:p>Con Err</text:p>
          </table:table-cell>
          <table:table-cell table:style-name="ce7" table:formula="of:=STDEV([.E31:.E40])" office:value-type="float" office:value="11.5544584426604">
            <text:p>11.55</text:p>
          </table:table-cell>
          <table:table-cell table:style-name="ce7" table:formula="of:=STDEV([.E17:.E26])" office:value-type="float" office:value="12.5088157935651">
            <text:p>12.5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8" table:formula="of:=([.E12]+[.H12]+[.K12])/[.B12]*100" office:value-type="float" office:value="0.0202836327986342">
            <text:p>0.02</text:p>
          </table:table-cell>
          <table:table-cell table:formula="of:=([.E12]+[.K12])/([.C12]+[.I12])*100" office:value-type="float" office:value="0.602107375815354">
            <text:p>0.60</text:p>
          </table:table-cell>
          <table:table-cell table:style-name="ce8" table:formula="of:=[.E12]/[.C12]*100" office:value-type="float" office:value="78.5714285714286">
            <text:p>78.57</text:p>
          </table:table-cell>
          <table:table-cell table:style-name="ce8" table:formula="of:=[.K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31:.C40]);2) %" office:value-type="percentage" office:value="0.0004">
            <text:p>0.04%</text:p>
          </table:table-cell>
          <table:table-cell table:style-name="Default" table:formula="of:=ROUND(AVERAGE([.D31:.D40]);2) %" office:value-type="percentage" office:value="0.0104">
            <text:p>1.04%</text:p>
          </table:table-cell>
          <table:table-cell table:formula="of:=ROUND(AVERAGE([.E31:.E40]);2) %" office:value-type="percentage" office:value="0.873">
            <text:p>87.30%</text:p>
          </table:table-cell>
          <table:table-cell table:style-name="Default" table:formula="of:=ROUND(AVERAGE([.F31:.F40]);2) %" office:value-type="percentage" office:value="0.0002">
            <text:p>0.0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31:.D40])" office:value-type="float" office:value="1.04309779081157">
            <text:p>1.0430977908</text:p>
          </table:table-cell>
          <table:table-cell/>
          <table:table-cell table:style-name="Default"/>
          <table:table-cell table:number-columns-repeated="1018"/>
        </table:table-row>
      </table:table>
      <table:table table:name="newCRF_noAt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7"/>
        <table:table-column table:style-name="co2" table:default-cell-style-name="Default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1" table:number-columns-repeated="2"/>
          <table:table-cell table:style-name="ce5" office:value-type="string">
            <text:p>O</text:p>
          </table:table-cell>
          <table:table-cell table:style-name="ce1" table:number-columns-repeated="2"/>
          <table:table-cell table:style-name="ce5" office:value-type="string">
            <text:p>SIN_TILDE</text:p>
          </table:table-cell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SIN_TILDE</text:p>
          </table:table-cell>
          <table:table-cell/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9" office:value-type="string">
            <text:p>Error LB</text:p>
          </table:table-cell>
          <table:table-cell table:style-name="ce1" office:value-type="string">
            <text:p>Hits SVM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SVM</text:p>
          </table:table-cell>
          <table:table-cell table:number-columns-repeated="6"/>
          <table:table-cell table:style-name="ce1" table:number-columns-repeated="100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formula="of:=[.C3]-[.O3]" office:value-type="float" office:value="17">
            <text:p>17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table:formula="of:=[.D3]+[.G3]+[.J3]" office:value-type="float" office:value="17">
            <text:p>17</text:p>
          </table:table-cell>
          <table:table-cell table:formula="of:=[.E3]+[.H3]+[.K3]"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table:style-name="Default" office:value-type="float" office:value="37">
            <text:p>37</text:p>
          </table:table-cell>
          <table:table-cell table:formula="of:=[.C4]-[.O4]" office:value-type="float" office:value="40">
            <text:p>4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formula="of:=[.D4]+[.G4]+[.J4]" office:value-type="float" office:value="37">
            <text:p>37</text:p>
          </table:table-cell>
          <table:table-cell table:formula="of:=[.E4]+[.H4]+[.K4]"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table:style-name="Default" office:value-type="float" office:value="40">
            <text:p>40</text:p>
          </table:table-cell>
          <table:table-cell table:formula="of:=[.C5]-[.O5]" office:value-type="float" office:value="45">
            <text:p>45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553">
            <text:p>1553</text:p>
          </table:table-cell>
          <table:table-cell table:number-columns-repeated="2" office:value-type="float" office:value="1">
            <text:p>1</text:p>
          </table:table-cell>
          <table:table-cell table:formula="of:=[.D5]+[.G5]+[.J5]" office:value-type="float" office:value="41">
            <text:p>41</text:p>
          </table:table-cell>
          <table:table-cell table:formula="of:=[.E5]+[.H5]+[.K5]"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table:style-name="Default" office:value-type="float" office:value="28">
            <text:p>28</text:p>
          </table:table-cell>
          <table:table-cell table:formula="of:=[.C6]-[.O6]" office:value-type="float" office:value="27">
            <text:p>27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829">
            <text:p>1829</text:p>
          </table:table-cell>
          <table:table-cell table:number-columns-repeated="2" office:value-type="float" office:value="0">
            <text:p>0</text:p>
          </table:table-cell>
          <table:table-cell table:formula="of:=[.D6]+[.G6]+[.J6]" office:value-type="float" office:value="28">
            <text:p>28</text:p>
          </table:table-cell>
          <table:table-cell table:formula="of:=[.E6]+[.H6]+[.K6]"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style-name="Default" office:value-type="float" office:value="6">
            <text:p>6</text:p>
          </table:table-cell>
          <table:table-cell table:formula="of:=[.C7]-[.O7]" office:value-type="float" office:value="6">
            <text:p>6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formula="of:=[.D7]+[.G7]+[.J7]" office:value-type="float" office:value="6">
            <text:p>6</text:p>
          </table:table-cell>
          <table:table-cell table:formula="of:=[.E7]+[.H7]+[.K7]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style-name="Default" office:value-type="float" office:value="12">
            <text:p>12</text:p>
          </table:table-cell>
          <table:table-cell table:formula="of:=[.C8]-[.O8]" office:value-type="float" office:value="12">
            <text:p>12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5">
            <text:p>1975</text:p>
          </table:table-cell>
          <table:table-cell table:number-columns-repeated="2" office:value-type="float" office:value="1">
            <text:p>1</text:p>
          </table:table-cell>
          <table:table-cell table:formula="of:=[.D8]+[.G8]+[.J8]" office:value-type="float" office:value="13">
            <text:p>13</text:p>
          </table:table-cell>
          <table:table-cell table:formula="of:=[.E8]+[.H8]+[.K8]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style-name="Default" office:value-type="float" office:value="14">
            <text:p>14</text:p>
          </table:table-cell>
          <table:table-cell table:formula="of:=[.C9]-[.O9]" office:value-type="float" office:value="14">
            <text:p>14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formula="of:=[.D9]+[.G9]+[.J9]" office:value-type="float" office:value="14">
            <text:p>14</text:p>
          </table:table-cell>
          <table:table-cell table:formula="of:=[.E9]+[.H9]+[.K9]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style-name="Default" office:value-type="float" office:value="8">
            <text:p>8</text:p>
          </table:table-cell>
          <table:table-cell table:formula="of:=[.C10]-[.O10]" office:value-type="float" office:value="9">
            <text:p>9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table:formula="of:=[.D10]+[.G10]+[.J10]" office:value-type="float" office:value="8">
            <text:p>8</text:p>
          </table:table-cell>
          <table:table-cell table:formula="of:=[.E10]+[.H10]+[.K10]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table:style-name="Default" office:value-type="float" office:value="10">
            <text:p>10</text:p>
          </table:table-cell>
          <table:table-cell table:formula="of:=[.C11]-[.O11]" office:value-type="float" office:value="12">
            <text:p>12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  <table:table-cell table:formula="of:=[.D11]+[.G11]+[.J11]" office:value-type="float" office:value="10">
            <text:p>10</text:p>
          </table:table-cell>
          <table:table-cell table:formula="of:=[.E11]+[.H11]+[.K11]" office:value-type="float" office:value="12">
            <text:p>12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style-name="Default" office:value-type="float" office:value="11">
            <text:p>11</text:p>
          </table:table-cell>
          <table:table-cell table:formula="of:=[.C12]-[.O12]" office:value-type="float" office:value="11">
            <text:p>11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2]+[.G12]+[.J12]" office:value-type="float" office:value="11">
            <text:p>11</text:p>
          </table:table-cell>
          <table:table-cell table:formula="of:=[.E12]+[.H12]+[.K12]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formula="of:=SUM([.C3:.C12])" office:value-type="float" office:value="238">
            <text:p>238</text:p>
          </table:table-cell>
          <table:table-cell table:style-name="Default" table:formula="of:=SUM([.D3:.D12])" office:value-type="float" office:value="183">
            <text:p>183</text:p>
          </table:table-cell>
          <table:table-cell table:formula="of:=SUM([.E3:.E12])" office:value-type="float" office:value="193">
            <text:p>193</text:p>
          </table:table-cell>
          <table:table-cell table:style-name="Default"/>
          <table:table-cell table:number-columns-repeated="3"/>
          <table:table-cell table:formula="of:=SUM([.J3:.J12])" office:value-type="float" office:value="2">
            <text:p>2</text:p>
          </table:table-cell>
          <table:table-cell table:formula="of:=SUM([.K3:.K12])" office:value-type="float" office:value="3">
            <text:p>3</text:p>
          </table:table-cell>
          <table:table-cell table:formula="of:=SUM([.L3:.L12])" office:value-type="float" office:value="185">
            <text:p>185</text:p>
          </table:table-cell>
          <table:table-cell table:formula="of:=SUM([.M3:.M12])" office:value-type="float" office:value="196">
            <text:p>196</text:p>
          </table:table-cell>
          <table:table-cell table:formula="of:=SUM([.N3:.N12])" office:value-type="float" office:value="226">
            <text:p>22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7" table:formula="of:=([.D3]+[.G3]+[.J3])/[.B3]*100" office:value-type="float" office:value="0.0253187179792684">
            <text:p>0.03</text:p>
          </table:table-cell>
          <table:table-cell table:formula="of:=([.D3]+[.J3])/([.C3]+[.I3])*100" office:value-type="float" office:value="0.758589915216421">
            <text:p>0.76</text:p>
          </table:table-cell>
          <table:table-cell table:style-name="ce7" table:formula="of:=[.D3]/[.C3]*100" office:value-type="float" office:value="100">
            <text:p>100.00</text:p>
          </table:table-cell>
          <table:table-cell table:style-name="ce7" table:formula="of:=[.J3]/[.I3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table:formula="of:=([.D4]+[.G4]+[.J4])/[.B4]*100" office:value-type="float" office:value="0.0600152471168351">
            <text:p>0.06</text:p>
          </table:table-cell>
          <table:table-cell table:formula="of:=([.D4]+[.J4])/([.C4]+[.I4])*100" office:value-type="float" office:value="1.55789473684211">
            <text:p>1.56</text:p>
          </table:table-cell>
          <table:table-cell table:style-name="ce7" table:formula="of:=[.D4]/[.C4]*100" office:value-type="float" office:value="78.7234042553192">
            <text:p>78.72</text:p>
          </table:table-cell>
          <table:table-cell table:style-name="ce7" table:formula="of:=[.J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table:formula="of:=([.D5]+[.G5]+[.J5])/[.B5]*100" office:value-type="float" office:value="0.0869805036383308">
            <text:p>0.09</text:p>
          </table:table-cell>
          <table:table-cell table:formula="of:=([.D5]+[.J5])/([.C5]+[.I5])*100" office:value-type="float" office:value="2.53399258343634">
            <text:p>2.53</text:p>
          </table:table-cell>
          <table:table-cell table:style-name="ce7" table:formula="of:=[.D5]/[.C5]*100" office:value-type="float" office:value="61.5384615384615">
            <text:p>61.54</text:p>
          </table:table-cell>
          <table:table-cell table:style-name="ce7" table:formula="of:=[.J5]/[.I5]*100" office:value-type="float" office:value="0.0643915003219575">
            <text:p>0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 table:formula="of:=([.D6]+[.G6]+[.J6])/[.B6]*100" office:value-type="float" office:value="0.0542299349240781">
            <text:p>0.05</text:p>
          </table:table-cell>
          <table:table-cell table:formula="of:=([.D6]+[.J6])/([.C6]+[.I6])*100" office:value-type="float" office:value="1.49973219068024">
            <text:p>1.50</text:p>
          </table:table-cell>
          <table:table-cell table:style-name="ce7" table:formula="of:=[.D6]/[.C6]*100" office:value-type="float" office:value="73.6842105263158">
            <text:p>73.68</text:p>
          </table:table-cell>
          <table:table-cell table:style-name="ce7" table:formula="of:=[.J6]/[.I6]*100" office:value-type="float" office:value="0">
            <text:p>0.00</text:p>
          </table:table-cell>
          <table:table-cell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table:formula="of:=([.D7]+[.G7]+[.J7])/[.B7]*100" office:value-type="float" office:value="0.0117061750073164">
            <text:p>0.01</text:p>
          </table:table-cell>
          <table:table-cell table:formula="of:=([.D7]+[.J7])/([.C7]+[.I7])*100" office:value-type="float" office:value="0.347624565469293">
            <text:p>0.35</text:p>
          </table:table-cell>
          <table:table-cell table:style-name="ce7" table:formula="of:=[.D7]/[.C7]*100" office:value-type="float" office:value="100">
            <text:p>100.00</text:p>
          </table:table-cell>
          <table:table-cell table:style-name="ce7" table:formula="of:=[.J7]/[.I7]*100" office:value-type="float" office:value="0">
            <text:p>0.00</text:p>
          </table:table-cell>
          <table:table-cell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2"/>
          <table:table-cell table:formula="of:=[.H21]*100/[.H20]" office:value-type="float" office:value="0.0423385088306033">
            <text:p>0.0423385088</text:p>
          </table:table-cell>
          <table:table-cell/>
          <table:table-cell table:formula="of:=[.H21]*100/[.H22]" office:value-type="float" office:value="1.2742945869251">
            <text:p>1.274294586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table:formula="of:=([.D8]+[.G8]+[.J8])/[.B8]*100" office:value-type="float" office:value="0.0213034429641283">
            <text:p>0.02</text:p>
          </table:table-cell>
          <table:table-cell table:formula="of:=([.D8]+[.J8])/([.C8]+[.I8])*100" office:value-type="float" office:value="0.65359477124183">
            <text:p>0.65</text:p>
          </table:table-cell>
          <table:table-cell table:style-name="ce7" table:formula="of:=[.D8]/[.C8]*100" office:value-type="float" office:value="85.7142857142857">
            <text:p>85.71</text:p>
          </table:table-cell>
          <table:table-cell table:style-name="ce7" table:formula="of:=[.J8]/[.I8]*100" office:value-type="float" office:value="0.0506329113924051">
            <text:p>0.05</text:p>
          </table:table-cell>
          <table:table-cell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2"/>
          <table:table-cell table:formula="of:=[.H22]*100/[.H20]" office:value-type="float" office:value="3.32250558583688">
            <text:p>3.32250558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table:formula="of:=([.D9]+[.G9]+[.J9])/[.B9]*100" office:value-type="float" office:value="0.0239923224568138">
            <text:p>0.02</text:p>
          </table:table-cell>
          <table:table-cell table:formula="of:=([.D9]+[.J9])/([.C9]+[.I9])*100" office:value-type="float" office:value="0.722394220846233">
            <text:p>0.72</text:p>
          </table:table-cell>
          <table:table-cell table:style-name="ce7" table:formula="of:=[.D9]/[.C9]*100" office:value-type="float" office:value="93.3333333333333">
            <text:p>93.33</text:p>
          </table:table-cell>
          <table:table-cell table:style-name="ce7" table:formula="of:=[.J9]/[.I9]*100" office:value-type="float" office:value="0">
            <text:p>0.00</text:p>
          </table:table-cell>
          <table:table-cell table:number-columns-repeated="7"/>
          <table:table-cell table:formula="of:=100-[.N21]" office:value-type="float" office:value="98.7257054130749">
            <text:p>98.725705413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 table:formula="of:=([.D10]+[.G10]+[.J10])/[.B10]*100" office:value-type="float" office:value="0.0142714428428714">
            <text:p>0.01</text:p>
          </table:table-cell>
          <table:table-cell table:formula="of:=([.D10]+[.J10])/([.C10]+[.I10])*100" office:value-type="float" office:value="0.447177193963108">
            <text:p>0.45</text:p>
          </table:table-cell>
          <table:table-cell table:style-name="ce7" table:formula="of:=[.D10]/[.C10]*100" office:value-type="float" office:value="80">
            <text:p>80.00</text:p>
          </table:table-cell>
          <table:table-cell table:style-name="ce7" table:formula="of:=[.J10]/[.I10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 table:formula="of:=([.D11]+[.G11]+[.J11])/[.B11]*100" office:value-type="float" office:value="0.0205233453052848">
            <text:p>0.02</text:p>
          </table:table-cell>
          <table:table-cell table:formula="of:=([.D11]+[.J11])/([.C11]+[.I11])*100" office:value-type="float" office:value="0.725163161711385">
            <text:p>0.73</text:p>
          </table:table-cell>
          <table:table-cell table:style-name="ce7" table:formula="of:=[.D11]/[.C11]*100" office:value-type="float" office:value="83.3333333333333">
            <text:p>83.33</text:p>
          </table:table-cell>
          <table:table-cell table:style-name="ce7" table:formula="of:=[.J11]/[.I11]*100" office:value-type="float" office:value="0">
            <text:p>0.00</text:p>
          </table:table-cell>
          <table:table-cell/>
          <table:table-cell table:formula="of:=[.H20]-[.H21]-[.H22]" office:value-type="float" office:value="543221">
            <text:p>543221</text:p>
          </table:table-cell>
          <table:table-cell table:formula="of:=[.H25]*100/[.H20]" office:value-type="float" office:value="96.6351559053325">
            <text:p>96.63515590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7" table:formula="of:=([.D12]+[.G12]+[.J12])/[.B12]*100" office:value-type="float" office:value="0.0185933300654147">
            <text:p>0.02</text:p>
          </table:table-cell>
          <table:table-cell table:formula="of:=([.D12]+[.J12])/([.C12]+[.I12])*100" office:value-type="float" office:value="0.551931761164074">
            <text:p>0.55</text:p>
          </table:table-cell>
          <table:table-cell table:style-name="ce7" table:formula="of:=[.D12]/[.C12]*100" office:value-type="float" office:value="78.5714285714286">
            <text:p>78.57</text:p>
          </table:table-cell>
          <table:table-cell table:style-name="ce7" table:formula="of:=[.J12]/[.I12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17:.C26]);2) %" office:value-type="percentage" office:value="0.0003">
            <text:p>0.03%</text:p>
          </table:table-cell>
          <table:table-cell table:style-name="Default" table:formula="of:=ROUND(AVERAGE([.D17:.D26]);2) %" office:value-type="percentage" office:value="0.0098">
            <text:p>0.98%</text:p>
          </table:table-cell>
          <table:table-cell table:formula="of:=ROUND(AVERAGE([.E17:.E26]);2) %" office:value-type="percentage" office:value="0.8349">
            <text:p>83.49%</text:p>
          </table:table-cell>
          <table:table-cell table:style-name="Default" table:formula="of:=ROUND(AVERAGE([.F17:.F26]);2) %" office:value-type="percentage" office:value="0.0001">
            <text:p>0.01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17:.D26])" office:value-type="float" office:value="0.979809510057103">
            <text:p>0.979809510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2"/>
          <table:table-cell office:value-type="string">
            <text:p>CRF</text:p>
          </table:table-cell>
          <table:table-cell table:formula="of:=100-[.D28]*100/[.N21]" office:value-type="float" office:value="23.1096545406029">
            <text:p>23.10965454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8" table:formula="of:=([.E3]+[.H3]+[.K3])/[.B3]*100" office:value-type="float" office:value="0.0253187179792684">
            <text:p>0.03</text:p>
          </table:table-cell>
          <table:table-cell table:formula="of:=([.E3]+[.K3])/([.C3]+[.I3])*100" office:value-type="float" office:value="0.758589915216421">
            <text:p>0.76</text:p>
          </table:table-cell>
          <table:table-cell table:style-name="ce8" table:formula="of:=[.E3]/[.C3]*100" office:value-type="float" office:value="100">
            <text:p>100.00</text:p>
          </table:table-cell>
          <table:table-cell table:style-name="ce8" table:formula="of:=[.K3]/[.I3]*100" office:value-type="float" office:value="0">
            <text:p>0.00</text:p>
          </table:table-cell>
          <table:table-cell table:number-columns-repeated="2"/>
          <table:table-cell office:value-type="string">
            <text:p>SVM</text:p>
          </table:table-cell>
          <table:table-cell table:formula="of:=100-[.D42]*100/[.N21]" office:value-type="float" office:value="18.1431200042533">
            <text:p>18.14312000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table:formula="of:=([.E4]+[.H4]+[.K4])/[.B4]*100" office:value-type="float" office:value="0.0648813482344163">
            <text:p>0.06</text:p>
          </table:table-cell>
          <table:table-cell table:formula="of:=([.E4]+[.K4])/([.C4]+[.I4])*100" office:value-type="float" office:value="1.68421052631579">
            <text:p>1.68</text:p>
          </table:table-cell>
          <table:table-cell table:style-name="ce8" table:formula="of:=[.E4]/[.C4]*100" office:value-type="float" office:value="85.1063829787234">
            <text:p>85.11</text:p>
          </table:table-cell>
          <table:table-cell table:style-name="ce8" table:formula="of:=[.K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table:formula="of:=([.E5]+[.H5]+[.K5])/[.B5]*100" office:value-type="float" office:value="0.0975878821308102">
            <text:p>0.10</text:p>
          </table:table-cell>
          <table:table-cell table:formula="of:=([.E5]+[.K5])/([.C5]+[.I5])*100" office:value-type="float" office:value="2.84301606922126">
            <text:p>2.84</text:p>
          </table:table-cell>
          <table:table-cell table:style-name="ce8" table:formula="of:=[.E5]/[.C5]*100" office:value-type="float" office:value="69.2307692307692">
            <text:p>69.23</text:p>
          </table:table-cell>
          <table:table-cell table:style-name="ce8" table:formula="of:=[.K5]/[.I5]*100" office:value-type="float" office:value="0.0643915003219575">
            <text:p>0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table:formula="of:=([.E6]+[.H6]+[.K6])/[.B6]*100" office:value-type="float" office:value="0.0522931515339324">
            <text:p>0.05</text:p>
          </table:table-cell>
          <table:table-cell table:formula="of:=([.E6]+[.K6])/([.C6]+[.I6])*100" office:value-type="float" office:value="1.44617032672737">
            <text:p>1.45</text:p>
          </table:table-cell>
          <table:table-cell table:style-name="ce8" table:formula="of:=[.E6]/[.C6]*100" office:value-type="float" office:value="71.0526315789474">
            <text:p>71.05</text:p>
          </table:table-cell>
          <table:table-cell table:style-name="ce8" table:formula="of:=[.K6]/[.I6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table:formula="of:=([.E7]+[.H7]+[.K7])/[.B7]*100" office:value-type="float" office:value="0.0117061750073164">
            <text:p>0.01</text:p>
          </table:table-cell>
          <table:table-cell table:formula="of:=([.E7]+[.K7])/([.C7]+[.I7])*100" office:value-type="float" office:value="0.347624565469293">
            <text:p>0.35</text:p>
          </table:table-cell>
          <table:table-cell table:style-name="ce8" table:formula="of:=[.E7]/[.C7]*100" office:value-type="float" office:value="100">
            <text:p>100.00</text:p>
          </table:table-cell>
          <table:table-cell table:style-name="ce8" table:formula="of:=[.K7]/[.I7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table:formula="of:=([.E8]+[.H8]+[.K8])/[.B8]*100" office:value-type="float" office:value="0.0213034429641283">
            <text:p>0.02</text:p>
          </table:table-cell>
          <table:table-cell table:formula="of:=([.E8]+[.K8])/([.C8]+[.I8])*100" office:value-type="float" office:value="0.65359477124183">
            <text:p>0.65</text:p>
          </table:table-cell>
          <table:table-cell table:style-name="ce8" table:formula="of:=[.E8]/[.C8]*100" office:value-type="float" office:value="85.7142857142857">
            <text:p>85.71</text:p>
          </table:table-cell>
          <table:table-cell table:style-name="ce8" table:formula="of:=[.K8]/[.I8]*100" office:value-type="float" office:value="0.0506329113924051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table:formula="of:=([.E9]+[.H9]+[.K9])/[.B9]*100" office:value-type="float" office:value="0.0239923224568138">
            <text:p>0.02</text:p>
          </table:table-cell>
          <table:table-cell table:formula="of:=([.E9]+[.K9])/([.C9]+[.I9])*100" office:value-type="float" office:value="0.722394220846233">
            <text:p>0.72</text:p>
          </table:table-cell>
          <table:table-cell table:style-name="ce8" table:formula="of:=[.E9]/[.C9]*100" office:value-type="float" office:value="93.3333333333333">
            <text:p>93.33</text:p>
          </table:table-cell>
          <table:table-cell table:style-name="ce8" table:formula="of:=[.K9]/[.I9]*100" office:value-type="float" office:value="0">
            <text:p>0.00</text:p>
          </table:table-cell>
          <table:table-cell table:number-columns-repeated="2"/>
          <table:table-cell table:style-name="ce1" office:value-type="string">
            <text:p>SVM</text:p>
          </table:table-cell>
          <table:table-cell table:style-name="ce1" office:value-type="string">
            <text:p>CRF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table:formula="of:=([.E10]+[.H10]+[.K10])/[.B10]*100" office:value-type="float" office:value="0.0160553731982303">
            <text:p>0.02</text:p>
          </table:table-cell>
          <table:table-cell table:formula="of:=([.E10]+[.K10])/([.C10]+[.I10])*100" office:value-type="float" office:value="0.503074343208496">
            <text:p>0.50</text:p>
          </table:table-cell>
          <table:table-cell table:style-name="ce8" table:formula="of:=[.E10]/[.C10]*100" office:value-type="float" office:value="90">
            <text:p>90.00</text:p>
          </table:table-cell>
          <table:table-cell table:style-name="ce8" table:formula="of:=[.K10]/[.I10]*100" office:value-type="float" office:value="0">
            <text:p>0.00</text:p>
          </table:table-cell>
          <table:table-cell/>
          <table:table-cell table:style-name="ce2" office:value-type="string">
            <text:p>Sin Err</text:p>
          </table:table-cell>
          <table:table-cell table:style-name="ce7" table:formula="of:=STDEV([.F31:.F40])" office:value-type="float" office:value="0.0269205629892127">
            <text:p>0.03</text:p>
          </table:table-cell>
          <table:table-cell table:style-name="ce8" table:formula="of:=STDEV([.F17:.F26])" office:value-type="float" office:value="0.024465157766279">
            <text:p>0.02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8" table:formula="of:=([.E11]+[.H11]+[.K11])/[.B11]*100" office:value-type="float" office:value="0.0246280143663417">
            <text:p>0.02</text:p>
          </table:table-cell>
          <table:table-cell table:formula="of:=([.E11]+[.K11])/([.C11]+[.I11])*100" office:value-type="float" office:value="0.870195794053662">
            <text:p>0.87</text:p>
          </table:table-cell>
          <table:table-cell table:style-name="ce8" table:formula="of:=[.E11]/[.C11]*100" office:value-type="float" office:value="100">
            <text:p>100.00</text:p>
          </table:table-cell>
          <table:table-cell table:style-name="ce8" table:formula="of:=[.K11]/[.I11]*100" office:value-type="float" office:value="0">
            <text:p>0.00</text:p>
          </table:table-cell>
          <table:table-cell/>
          <table:table-cell table:style-name="ce2" office:value-type="string">
            <text:p>Con Err</text:p>
          </table:table-cell>
          <table:table-cell table:style-name="ce7" table:formula="of:=STDEV([.E31:.E40])" office:value-type="float" office:value="11.5544584426604">
            <text:p>11.55</text:p>
          </table:table-cell>
          <table:table-cell table:style-name="ce7" table:formula="of:=STDEV([.E17:.E26])" office:value-type="float" office:value="11.9449656070298">
            <text:p>11.9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8" table:formula="of:=([.E12]+[.H12]+[.K12])/[.B12]*100" office:value-type="float" office:value="0.0202836327986342">
            <text:p>0.02</text:p>
          </table:table-cell>
          <table:table-cell table:formula="of:=([.E12]+[.K12])/([.C12]+[.I12])*100" office:value-type="float" office:value="0.602107375815354">
            <text:p>0.60</text:p>
          </table:table-cell>
          <table:table-cell table:style-name="ce8" table:formula="of:=[.E12]/[.C12]*100" office:value-type="float" office:value="78.5714285714286">
            <text:p>78.57</text:p>
          </table:table-cell>
          <table:table-cell table:style-name="ce8" table:formula="of:=[.K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31:.C40]);2) %" office:value-type="percentage" office:value="0.0004">
            <text:p>0.04%</text:p>
          </table:table-cell>
          <table:table-cell table:style-name="Default" table:formula="of:=ROUND(AVERAGE([.D31:.D40]);2) %" office:value-type="percentage" office:value="0.0104">
            <text:p>1.04%</text:p>
          </table:table-cell>
          <table:table-cell table:formula="of:=ROUND(AVERAGE([.E31:.E40]);2) %" office:value-type="percentage" office:value="0.873">
            <text:p>87.30%</text:p>
          </table:table-cell>
          <table:table-cell table:style-name="Default" table:formula="of:=ROUND(AVERAGE([.F31:.F40]);2) %" office:value-type="percentage" office:value="0.0002">
            <text:p>0.0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31:.D40])" office:value-type="float" office:value="1.04309779081157">
            <text:p>1.0430977908</text:p>
          </table:table-cell>
          <table:table-cell/>
          <table:table-cell table:style-name="Default"/>
          <table:table-cell table:number-columns-repeated="1018"/>
        </table:table-row>
      </table:table>
      <table:table table:name="newCRF_fullAt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7"/>
        <table:table-column table:style-name="co2" table:default-cell-style-name="Default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1" table:number-columns-repeated="2"/>
          <table:table-cell table:style-name="ce5" office:value-type="string">
            <text:p>O</text:p>
          </table:table-cell>
          <table:table-cell table:style-name="ce1" table:number-columns-repeated="2"/>
          <table:table-cell table:style-name="ce5" office:value-type="string">
            <text:p>SIN_TILDE</text:p>
          </table:table-cell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SIN_TILDE</text:p>
          </table:table-cell>
          <table:table-cell/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9" office:value-type="string">
            <text:p>Error LB</text:p>
          </table:table-cell>
          <table:table-cell table:style-name="ce1" office:value-type="string">
            <text:p>Hits SVM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SVM</text:p>
          </table:table-cell>
          <table:table-cell table:number-columns-repeated="6"/>
          <table:table-cell table:style-name="ce1" table:number-columns-repeated="100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table:style-name="Default" office:value-type="float" office:value="15">
            <text:p>15</text:p>
          </table:table-cell>
          <table:table-cell table:formula="of:=[.C3]-[.O3]" office:value-type="float" office:value="17">
            <text:p>17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table:formula="of:=[.D3]+[.G3]+[.J3]" office:value-type="float" office:value="15">
            <text:p>15</text:p>
          </table:table-cell>
          <table:table-cell table:formula="of:=[.E3]+[.H3]+[.K3]"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table:style-name="Default" office:value-type="float" office:value="30">
            <text:p>30</text:p>
          </table:table-cell>
          <table:table-cell table:formula="of:=[.C4]-[.O4]" office:value-type="float" office:value="40">
            <text:p>4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formula="of:=[.D4]+[.G4]+[.J4]" office:value-type="float" office:value="30">
            <text:p>30</text:p>
          </table:table-cell>
          <table:table-cell table:formula="of:=[.E4]+[.H4]+[.K4]"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table:style-name="Default" office:value-type="float" office:value="35">
            <text:p>35</text:p>
          </table:table-cell>
          <table:table-cell table:formula="of:=[.C5]-[.O5]" office:value-type="float" office:value="45">
            <text:p>45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553">
            <text:p>15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5]+[.G5]+[.J5]" office:value-type="float" office:value="38">
            <text:p>38</text:p>
          </table:table-cell>
          <table:table-cell table:formula="of:=[.E5]+[.H5]+[.K5]"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table:style-name="Default" office:value-type="float" office:value="26">
            <text:p>26</text:p>
          </table:table-cell>
          <table:table-cell table:formula="of:=[.C6]-[.O6]" office:value-type="float" office:value="27">
            <text:p>27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829">
            <text:p>1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6]+[.G6]+[.J6]" office:value-type="float" office:value="28">
            <text:p>28</text:p>
          </table:table-cell>
          <table:table-cell table:formula="of:=[.E6]+[.H6]+[.K6]"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style-name="Default" office:value-type="float" office:value="6">
            <text:p>6</text:p>
          </table:table-cell>
          <table:table-cell table:formula="of:=[.C7]-[.O7]" office:value-type="float" office:value="6">
            <text:p>6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formula="of:=[.D7]+[.G7]+[.J7]" office:value-type="float" office:value="6">
            <text:p>6</text:p>
          </table:table-cell>
          <table:table-cell table:formula="of:=[.E7]+[.H7]+[.K7]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formula="of:=[.C8]-[.O8]" office:value-type="float" office:value="12">
            <text:p>12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5">
            <text:p>1975</text:p>
          </table:table-cell>
          <table:table-cell table:number-columns-repeated="2" office:value-type="float" office:value="1">
            <text:p>1</text:p>
          </table:table-cell>
          <table:table-cell table:formula="of:=[.D8]+[.G8]+[.J8]" office:value-type="float" office:value="10">
            <text:p>10</text:p>
          </table:table-cell>
          <table:table-cell table:formula="of:=[.E8]+[.H8]+[.K8]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style-name="Default" office:value-type="float" office:value="13">
            <text:p>13</text:p>
          </table:table-cell>
          <table:table-cell table:formula="of:=[.C9]-[.O9]" office:value-type="float" office:value="14">
            <text:p>14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formula="of:=[.D9]+[.G9]+[.J9]" office:value-type="float" office:value="13">
            <text:p>13</text:p>
          </table:table-cell>
          <table:table-cell table:formula="of:=[.E9]+[.H9]+[.K9]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style-name="Default" office:value-type="float" office:value="8">
            <text:p>8</text:p>
          </table:table-cell>
          <table:table-cell table:formula="of:=[.C10]-[.O10]" office:value-type="float" office:value="9">
            <text:p>9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table:formula="of:=[.D10]+[.G10]+[.J10]" office:value-type="float" office:value="8">
            <text:p>8</text:p>
          </table:table-cell>
          <table:table-cell table:formula="of:=[.E10]+[.H10]+[.K10]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table:style-name="Default" office:value-type="float" office:value="11">
            <text:p>11</text:p>
          </table:table-cell>
          <table:table-cell table:formula="of:=[.C11]-[.O11]" office:value-type="float" office:value="12">
            <text:p>12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367">
            <text:p>13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11]+[.G11]+[.J11]" office:value-type="float" office:value="13">
            <text:p>13</text:p>
          </table:table-cell>
          <table:table-cell table:formula="of:=[.E11]+[.H11]+[.K11]" office:value-type="float" office:value="12">
            <text:p>12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style-name="Default" office:value-type="float" office:value="10">
            <text:p>10</text:p>
          </table:table-cell>
          <table:table-cell table:formula="of:=[.C12]-[.O12]" office:value-type="float" office:value="11">
            <text:p>11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2]+[.G12]+[.J12]" office:value-type="float" office:value="10">
            <text:p>10</text:p>
          </table:table-cell>
          <table:table-cell table:formula="of:=[.E12]+[.H12]+[.K12]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formula="of:=SUM([.C3:.C12])" office:value-type="float" office:value="238">
            <text:p>238</text:p>
          </table:table-cell>
          <table:table-cell table:style-name="Default" table:formula="of:=SUM([.D3:.D12])" office:value-type="float" office:value="163">
            <text:p>163</text:p>
          </table:table-cell>
          <table:table-cell table:formula="of:=SUM([.E3:.E12])" office:value-type="float" office:value="193">
            <text:p>193</text:p>
          </table:table-cell>
          <table:table-cell table:style-name="Default" table:formula="of:=SUM([.F3:.F12])" office:value-type="float" office:value="543221">
            <text:p>543221</text:p>
          </table:table-cell>
          <table:table-cell table:number-columns-repeated="2"/>
          <table:table-cell table:formula="of:=SUM([.I3:.I12])" office:value-type="float" office:value="18677">
            <text:p>18677</text:p>
          </table:table-cell>
          <table:table-cell table:formula="of:=SUM([.J3:.J12])" office:value-type="float" office:value="8">
            <text:p>8</text:p>
          </table:table-cell>
          <table:table-cell table:formula="of:=SUM([.K3:.K12])" office:value-type="float" office:value="3">
            <text:p>3</text:p>
          </table:table-cell>
          <table:table-cell table:formula="of:=SUM([.L3:.L12])" office:value-type="float" office:value="171">
            <text:p>171</text:p>
          </table:table-cell>
          <table:table-cell table:formula="of:=SUM([.M3:.M12])" office:value-type="float" office:value="196">
            <text:p>196</text:p>
          </table:table-cell>
          <table:table-cell table:formula="of:=SUM([.N3:.N12])" office:value-type="float" office:value="226">
            <text:p>226</text:p>
          </table:table-cell>
          <table:table-cell table:formula="of:=SUM([.O3:.O12])" office:value-type="float" office:value="45">
            <text:p>4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table:style-name="Default" table:formula="of:=[.C13]-[.D13]" office:value-type="float" office:value="75">
            <text:p>75</text:p>
          </table:table-cell>
          <table:table-cell table:formula="of:=[.C13]-[.E13]" office:value-type="float" office:value="45">
            <text:p>45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7" table:formula="of:=([.D3]+[.G3]+[.J3])/[.B3]*100" office:value-type="float" office:value="0.0223400452758251">
            <text:p>0.02</text:p>
          </table:table-cell>
          <table:table-cell table:formula="of:=([.D3]+[.J3])/([.C3]+[.I3])*100" office:value-type="float" office:value="0.669344042838019">
            <text:p>0.67</text:p>
          </table:table-cell>
          <table:table-cell table:style-name="ce7" table:formula="of:=[.D3]/[.C3]*100" office:value-type="float" office:value="88.2352941176471">
            <text:p>88.24</text:p>
          </table:table-cell>
          <table:table-cell table:style-name="ce7" table:formula="of:=[.J3]/[.I3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table:formula="of:=([.D4]+[.G4]+[.J4])/[.B4]*100" office:value-type="float" office:value="0.0486610111758122">
            <text:p>0.05</text:p>
          </table:table-cell>
          <table:table-cell table:formula="of:=([.D4]+[.J4])/([.C4]+[.I4])*100" office:value-type="float" office:value="1.26315789473684">
            <text:p>1.26</text:p>
          </table:table-cell>
          <table:table-cell table:style-name="ce7" table:formula="of:=[.D4]/[.C4]*100" office:value-type="float" office:value="63.8297872340426">
            <text:p>63.83</text:p>
          </table:table-cell>
          <table:table-cell table:style-name="ce7" table:formula="of:=[.J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table:formula="of:=([.D5]+[.G5]+[.J5])/[.B5]*100" office:value-type="float" office:value="0.0806160765428432">
            <text:p>0.08</text:p>
          </table:table-cell>
          <table:table-cell table:formula="of:=([.D5]+[.J5])/([.C5]+[.I5])*100" office:value-type="float" office:value="2.34857849196539">
            <text:p>2.35</text:p>
          </table:table-cell>
          <table:table-cell table:style-name="ce7" table:formula="of:=[.D5]/[.C5]*100" office:value-type="float" office:value="53.8461538461539">
            <text:p>53.85</text:p>
          </table:table-cell>
          <table:table-cell table:style-name="ce7" table:formula="of:=[.J5]/[.I5]*100" office:value-type="float" office:value="0.193174500965873">
            <text:p>0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 table:formula="of:=([.D6]+[.G6]+[.J6])/[.B6]*100" office:value-type="float" office:value="0.0542299349240781">
            <text:p>0.05</text:p>
          </table:table-cell>
          <table:table-cell table:formula="of:=([.D6]+[.J6])/([.C6]+[.I6])*100" office:value-type="float" office:value="1.49973219068024">
            <text:p>1.50</text:p>
          </table:table-cell>
          <table:table-cell table:style-name="ce7" table:formula="of:=[.D6]/[.C6]*100" office:value-type="float" office:value="68.421052631579">
            <text:p>68.42</text:p>
          </table:table-cell>
          <table:table-cell table:style-name="ce7" table:formula="of:=[.J6]/[.I6]*100" office:value-type="float" office:value="0.109349371241115">
            <text:p>0.11</text:p>
          </table:table-cell>
          <table:table-cell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table:formula="of:=([.D7]+[.G7]+[.J7])/[.B7]*100" office:value-type="float" office:value="0.0117061750073164">
            <text:p>0.01</text:p>
          </table:table-cell>
          <table:table-cell table:formula="of:=([.D7]+[.J7])/([.C7]+[.I7])*100" office:value-type="float" office:value="0.347624565469293">
            <text:p>0.35</text:p>
          </table:table-cell>
          <table:table-cell table:style-name="ce7" table:formula="of:=[.D7]/[.C7]*100" office:value-type="float" office:value="100">
            <text:p>100.00</text:p>
          </table:table-cell>
          <table:table-cell table:style-name="ce7" table:formula="of:=[.J7]/[.I7]*100" office:value-type="float" office:value="0">
            <text:p>0.00</text:p>
          </table:table-cell>
          <table:table-cell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2"/>
          <table:table-cell table:formula="of:=[.H21]*100/[.H20]" office:value-type="float" office:value="0.0423385088306033">
            <text:p>0.0423385088</text:p>
          </table:table-cell>
          <table:table-cell/>
          <table:table-cell table:formula="of:=[.H21]*100/[.H22]" office:value-type="float" office:value="1.2742945869251">
            <text:p>1.274294586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table:formula="of:=([.D8]+[.G8]+[.J8])/[.B8]*100" office:value-type="float" office:value="0.0163872638185602">
            <text:p>0.02</text:p>
          </table:table-cell>
          <table:table-cell table:formula="of:=([.D8]+[.J8])/([.C8]+[.I8])*100" office:value-type="float" office:value="0.502765208647562">
            <text:p>0.50</text:p>
          </table:table-cell>
          <table:table-cell table:style-name="ce7" table:formula="of:=[.D8]/[.C8]*100" office:value-type="float" office:value="64.2857142857143">
            <text:p>64.29</text:p>
          </table:table-cell>
          <table:table-cell table:style-name="ce7" table:formula="of:=[.J8]/[.I8]*100" office:value-type="float" office:value="0.0506329113924051">
            <text:p>0.05</text:p>
          </table:table-cell>
          <table:table-cell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2"/>
          <table:table-cell table:formula="of:=[.H22]*100/[.H20]" office:value-type="float" office:value="3.32250558583688">
            <text:p>3.32250558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table:formula="of:=([.D9]+[.G9]+[.J9])/[.B9]*100" office:value-type="float" office:value="0.02227858513847">
            <text:p>0.02</text:p>
          </table:table-cell>
          <table:table-cell table:formula="of:=([.D9]+[.J9])/([.C9]+[.I9])*100" office:value-type="float" office:value="0.670794633642931">
            <text:p>0.67</text:p>
          </table:table-cell>
          <table:table-cell table:style-name="ce7" table:formula="of:=[.D9]/[.C9]*100" office:value-type="float" office:value="86.6666666666667">
            <text:p>86.67</text:p>
          </table:table-cell>
          <table:table-cell table:style-name="ce7" table:formula="of:=[.J9]/[.I9]*100" office:value-type="float" office:value="0">
            <text:p>0.00</text:p>
          </table:table-cell>
          <table:table-cell table:number-columns-repeated="7"/>
          <table:table-cell table:formula="of:=100-[.N21]" office:value-type="float" office:value="98.7257054130749">
            <text:p>98.725705413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 table:formula="of:=([.D10]+[.G10]+[.J10])/[.B10]*100" office:value-type="float" office:value="0.0142714428428714">
            <text:p>0.01</text:p>
          </table:table-cell>
          <table:table-cell table:formula="of:=([.D10]+[.J10])/([.C10]+[.I10])*100" office:value-type="float" office:value="0.447177193963108">
            <text:p>0.45</text:p>
          </table:table-cell>
          <table:table-cell table:style-name="ce7" table:formula="of:=[.D10]/[.C10]*100" office:value-type="float" office:value="80">
            <text:p>80.00</text:p>
          </table:table-cell>
          <table:table-cell table:style-name="ce7" table:formula="of:=[.J10]/[.I10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 table:formula="of:=([.D11]+[.G11]+[.J11])/[.B11]*100" office:value-type="float" office:value="0.0266803488968702">
            <text:p>0.03</text:p>
          </table:table-cell>
          <table:table-cell table:formula="of:=([.D11]+[.J11])/([.C11]+[.I11])*100" office:value-type="float" office:value="0.942712110224801">
            <text:p>0.94</text:p>
          </table:table-cell>
          <table:table-cell table:style-name="ce7" table:formula="of:=[.D11]/[.C11]*100" office:value-type="float" office:value="91.6666666666667">
            <text:p>91.67</text:p>
          </table:table-cell>
          <table:table-cell table:style-name="ce7" table:formula="of:=[.J11]/[.I11]*100" office:value-type="float" office:value="0.146305779078274">
            <text:p>0.15</text:p>
          </table:table-cell>
          <table:table-cell/>
          <table:table-cell table:formula="of:=[.H20]-[.H21]-[.H22]" office:value-type="float" office:value="543221">
            <text:p>543221</text:p>
          </table:table-cell>
          <table:table-cell table:formula="of:=[.H25]*100/[.H20]" office:value-type="float" office:value="96.6351559053325">
            <text:p>96.63515590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7" table:formula="of:=([.D12]+[.G12]+[.J12])/[.B12]*100" office:value-type="float" office:value="0.0169030273321952">
            <text:p>0.02</text:p>
          </table:table-cell>
          <table:table-cell table:formula="of:=([.D12]+[.J12])/([.C12]+[.I12])*100" office:value-type="float" office:value="0.501756146512795">
            <text:p>0.50</text:p>
          </table:table-cell>
          <table:table-cell table:style-name="ce7" table:formula="of:=[.D12]/[.C12]*100" office:value-type="float" office:value="71.4285714285714">
            <text:p>71.43</text:p>
          </table:table-cell>
          <table:table-cell table:style-name="ce7" table:formula="of:=[.J12]/[.I12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17:.C26]);2) %" office:value-type="percentage" office:value="0.0003">
            <text:p>0.03%</text:p>
          </table:table-cell>
          <table:table-cell table:style-name="Default" table:formula="of:=ROUND(AVERAGE([.D17:.D26]);2) %" office:value-type="percentage" office:value="0.0092">
            <text:p>0.92%</text:p>
          </table:table-cell>
          <table:table-cell table:formula="of:=ROUND(AVERAGE([.E17:.E26]);2) %" office:value-type="percentage" office:value="0.7684">
            <text:p>76.84%</text:p>
          </table:table-cell>
          <table:table-cell table:style-name="Default" table:formula="of:=ROUND(AVERAGE([.F17:.F26]);2) %" office:value-type="percentage" office:value="0.0005">
            <text:p>0.0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17:.D26])" office:value-type="float" office:value="0.919364247868097">
            <text:p>0.9193642479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2"/>
          <table:table-cell office:value-type="string">
            <text:p>CRF</text:p>
          </table:table-cell>
          <table:table-cell table:formula="of:=100-[.D28]*100/[.N21]" office:value-type="float" office:value="27.8530837923006">
            <text:p>27.85308379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8" table:formula="of:=([.E3]+[.H3]+[.K3])/[.B3]*100" office:value-type="float" office:value="0.0253187179792684">
            <text:p>0.03</text:p>
          </table:table-cell>
          <table:table-cell table:formula="of:=([.E3]+[.K3])/([.C3]+[.I3])*100" office:value-type="float" office:value="0.758589915216421">
            <text:p>0.76</text:p>
          </table:table-cell>
          <table:table-cell table:style-name="ce8" table:formula="of:=[.E3]/[.C3]*100" office:value-type="float" office:value="100">
            <text:p>100.00</text:p>
          </table:table-cell>
          <table:table-cell table:style-name="ce8" table:formula="of:=[.K3]/[.I3]*100" office:value-type="float" office:value="0">
            <text:p>0.00</text:p>
          </table:table-cell>
          <table:table-cell table:number-columns-repeated="2"/>
          <table:table-cell office:value-type="string">
            <text:p>SVM</text:p>
          </table:table-cell>
          <table:table-cell table:formula="of:=100-[.D42]*100/[.N21]" office:value-type="float" office:value="18.1431200042533">
            <text:p>18.14312000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table:formula="of:=([.E4]+[.H4]+[.K4])/[.B4]*100" office:value-type="float" office:value="0.0648813482344163">
            <text:p>0.06</text:p>
          </table:table-cell>
          <table:table-cell table:formula="of:=([.E4]+[.K4])/([.C4]+[.I4])*100" office:value-type="float" office:value="1.68421052631579">
            <text:p>1.68</text:p>
          </table:table-cell>
          <table:table-cell table:style-name="ce8" table:formula="of:=[.E4]/[.C4]*100" office:value-type="float" office:value="85.1063829787234">
            <text:p>85.11</text:p>
          </table:table-cell>
          <table:table-cell table:style-name="ce8" table:formula="of:=[.K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table:formula="of:=([.E5]+[.H5]+[.K5])/[.B5]*100" office:value-type="float" office:value="0.0975878821308102">
            <text:p>0.10</text:p>
          </table:table-cell>
          <table:table-cell table:formula="of:=([.E5]+[.K5])/([.C5]+[.I5])*100" office:value-type="float" office:value="2.84301606922126">
            <text:p>2.84</text:p>
          </table:table-cell>
          <table:table-cell table:style-name="ce8" table:formula="of:=[.E5]/[.C5]*100" office:value-type="float" office:value="69.2307692307692">
            <text:p>69.23</text:p>
          </table:table-cell>
          <table:table-cell table:style-name="ce8" table:formula="of:=[.K5]/[.I5]*100" office:value-type="float" office:value="0.0643915003219575">
            <text:p>0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table:formula="of:=([.E6]+[.H6]+[.K6])/[.B6]*100" office:value-type="float" office:value="0.0522931515339324">
            <text:p>0.05</text:p>
          </table:table-cell>
          <table:table-cell table:formula="of:=([.E6]+[.K6])/([.C6]+[.I6])*100" office:value-type="float" office:value="1.44617032672737">
            <text:p>1.45</text:p>
          </table:table-cell>
          <table:table-cell table:style-name="ce8" table:formula="of:=[.E6]/[.C6]*100" office:value-type="float" office:value="71.0526315789474">
            <text:p>71.05</text:p>
          </table:table-cell>
          <table:table-cell table:style-name="ce8" table:formula="of:=[.K6]/[.I6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table:formula="of:=([.E7]+[.H7]+[.K7])/[.B7]*100" office:value-type="float" office:value="0.0117061750073164">
            <text:p>0.01</text:p>
          </table:table-cell>
          <table:table-cell table:formula="of:=([.E7]+[.K7])/([.C7]+[.I7])*100" office:value-type="float" office:value="0.347624565469293">
            <text:p>0.35</text:p>
          </table:table-cell>
          <table:table-cell table:style-name="ce8" table:formula="of:=[.E7]/[.C7]*100" office:value-type="float" office:value="100">
            <text:p>100.00</text:p>
          </table:table-cell>
          <table:table-cell table:style-name="ce8" table:formula="of:=[.K7]/[.I7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table:formula="of:=([.E8]+[.H8]+[.K8])/[.B8]*100" office:value-type="float" office:value="0.0213034429641283">
            <text:p>0.02</text:p>
          </table:table-cell>
          <table:table-cell table:formula="of:=([.E8]+[.K8])/([.C8]+[.I8])*100" office:value-type="float" office:value="0.65359477124183">
            <text:p>0.65</text:p>
          </table:table-cell>
          <table:table-cell table:style-name="ce8" table:formula="of:=[.E8]/[.C8]*100" office:value-type="float" office:value="85.7142857142857">
            <text:p>85.71</text:p>
          </table:table-cell>
          <table:table-cell table:style-name="ce8" table:formula="of:=[.K8]/[.I8]*100" office:value-type="float" office:value="0.0506329113924051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table:formula="of:=([.E9]+[.H9]+[.K9])/[.B9]*100" office:value-type="float" office:value="0.0239923224568138">
            <text:p>0.02</text:p>
          </table:table-cell>
          <table:table-cell table:formula="of:=([.E9]+[.K9])/([.C9]+[.I9])*100" office:value-type="float" office:value="0.722394220846233">
            <text:p>0.72</text:p>
          </table:table-cell>
          <table:table-cell table:style-name="ce8" table:formula="of:=[.E9]/[.C9]*100" office:value-type="float" office:value="93.3333333333333">
            <text:p>93.33</text:p>
          </table:table-cell>
          <table:table-cell table:style-name="ce8" table:formula="of:=[.K9]/[.I9]*100" office:value-type="float" office:value="0">
            <text:p>0.00</text:p>
          </table:table-cell>
          <table:table-cell table:number-columns-repeated="2"/>
          <table:table-cell table:style-name="ce1" office:value-type="string">
            <text:p>SVM</text:p>
          </table:table-cell>
          <table:table-cell table:style-name="ce1" office:value-type="string">
            <text:p>CRF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table:formula="of:=([.E10]+[.H10]+[.K10])/[.B10]*100" office:value-type="float" office:value="0.0160553731982303">
            <text:p>0.02</text:p>
          </table:table-cell>
          <table:table-cell table:formula="of:=([.E10]+[.K10])/([.C10]+[.I10])*100" office:value-type="float" office:value="0.503074343208496">
            <text:p>0.50</text:p>
          </table:table-cell>
          <table:table-cell table:style-name="ce8" table:formula="of:=[.E10]/[.C10]*100" office:value-type="float" office:value="90">
            <text:p>90.00</text:p>
          </table:table-cell>
          <table:table-cell table:style-name="ce8" table:formula="of:=[.K10]/[.I10]*100" office:value-type="float" office:value="0">
            <text:p>0.00</text:p>
          </table:table-cell>
          <table:table-cell/>
          <table:table-cell table:style-name="ce2" office:value-type="string">
            <text:p>Sin Err</text:p>
          </table:table-cell>
          <table:table-cell table:style-name="ce7" table:formula="of:=STDEV([.F31:.F40])" office:value-type="float" office:value="0.0269205629892127">
            <text:p>0.03</text:p>
          </table:table-cell>
          <table:table-cell table:style-name="ce8" table:formula="of:=STDEV([.F17:.F26])" office:value-type="float" office:value="0.0732548522248479">
            <text:p>0.07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8" table:formula="of:=([.E11]+[.H11]+[.K11])/[.B11]*100" office:value-type="float" office:value="0.0246280143663417">
            <text:p>0.02</text:p>
          </table:table-cell>
          <table:table-cell table:formula="of:=([.E11]+[.K11])/([.C11]+[.I11])*100" office:value-type="float" office:value="0.870195794053662">
            <text:p>0.87</text:p>
          </table:table-cell>
          <table:table-cell table:style-name="ce8" table:formula="of:=[.E11]/[.C11]*100" office:value-type="float" office:value="100">
            <text:p>100.00</text:p>
          </table:table-cell>
          <table:table-cell table:style-name="ce8" table:formula="of:=[.K11]/[.I11]*100" office:value-type="float" office:value="0">
            <text:p>0.00</text:p>
          </table:table-cell>
          <table:table-cell/>
          <table:table-cell table:style-name="ce2" office:value-type="string">
            <text:p>Con Err</text:p>
          </table:table-cell>
          <table:table-cell table:style-name="ce7" table:formula="of:=STDEV([.E31:.E40])" office:value-type="float" office:value="11.5544584426604">
            <text:p>11.55</text:p>
          </table:table-cell>
          <table:table-cell table:style-name="ce7" table:formula="of:=STDEV([.E17:.E26])" office:value-type="float" office:value="14.7134565423425">
            <text:p>14.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8" table:formula="of:=([.E12]+[.H12]+[.K12])/[.B12]*100" office:value-type="float" office:value="0.0202836327986342">
            <text:p>0.02</text:p>
          </table:table-cell>
          <table:table-cell table:formula="of:=([.E12]+[.K12])/([.C12]+[.I12])*100" office:value-type="float" office:value="0.602107375815354">
            <text:p>0.60</text:p>
          </table:table-cell>
          <table:table-cell table:style-name="ce8" table:formula="of:=[.E12]/[.C12]*100" office:value-type="float" office:value="78.5714285714286">
            <text:p>78.57</text:p>
          </table:table-cell>
          <table:table-cell table:style-name="ce8" table:formula="of:=[.K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31:.C40]);2) %" office:value-type="percentage" office:value="0.0004">
            <text:p>0.04%</text:p>
          </table:table-cell>
          <table:table-cell table:style-name="Default" table:formula="of:=ROUND(AVERAGE([.D31:.D40]);2) %" office:value-type="percentage" office:value="0.0104">
            <text:p>1.04%</text:p>
          </table:table-cell>
          <table:table-cell table:formula="of:=ROUND(AVERAGE([.E31:.E40]);2) %" office:value-type="percentage" office:value="0.873">
            <text:p>87.30%</text:p>
          </table:table-cell>
          <table:table-cell table:style-name="Default" table:formula="of:=ROUND(AVERAGE([.F31:.F40]);2) %" office:value-type="percentage" office:value="0.0002">
            <text:p>0.0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31:.D40])" office:value-type="float" office:value="1.04309779081157">
            <text:p>1.0430977908</text:p>
          </table:table-cell>
          <table:table-cell/>
          <table:table-cell table:style-name="Default"/>
          <table:table-cell table:number-columns-repeated="1018"/>
        </table:table-row>
      </table:table>
      <table:table table:name="newCRF_fak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7"/>
        <table:table-column table:style-name="co2" table:default-cell-style-name="Default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1" table:number-columns-repeated="2"/>
          <table:table-cell table:style-name="ce5" office:value-type="string">
            <text:p>O</text:p>
          </table:table-cell>
          <table:table-cell table:style-name="ce1" table:number-columns-repeated="2"/>
          <table:table-cell table:style-name="ce5" office:value-type="string">
            <text:p>SIN_TILDE</text:p>
          </table:table-cell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table:number-columns-repeated="2"/>
          <table:table-cell table:style-name="ce5" office:value-type="string">
            <text:p>CON_TILD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SIN_TILDE</text:p>
          </table:table-cell>
          <table:table-cell/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5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9" office:value-type="string">
            <text:p>Error LB</text:p>
          </table:table-cell>
          <table:table-cell table:style-name="ce1" office:value-type="string">
            <text:p>Hits SVM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Error SVM</text:p>
          </table:table-cell>
          <table:table-cell table:number-columns-repeated="6"/>
          <table:table-cell table:style-name="ce1" table:number-columns-repeated="100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table:style-name="Default" office:value-type="float" office:value="15">
            <text:p>15</text:p>
          </table:table-cell>
          <table:table-cell table:formula="of:=[.C3]-[.O3]" office:value-type="float" office:value="17">
            <text:p>17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224">
            <text:p>2224</text:p>
          </table:table-cell>
          <table:table-cell table:number-columns-repeated="2" office:value-type="float" office:value="0">
            <text:p>0</text:p>
          </table:table-cell>
          <table:table-cell table:formula="of:=[.D3]+[.G3]+[.J3]" office:value-type="float" office:value="15">
            <text:p>15</text:p>
          </table:table-cell>
          <table:table-cell table:formula="of:=[.E3]+[.H3]+[.K3]"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table:style-name="Default" office:value-type="float" office:value="30">
            <text:p>30</text:p>
          </table:table-cell>
          <table:table-cell table:formula="of:=[.C4]-[.O4]" office:value-type="float" office:value="40">
            <text:p>4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formula="of:=[.D4]+[.G4]+[.J4]" office:value-type="float" office:value="30">
            <text:p>30</text:p>
          </table:table-cell>
          <table:table-cell table:formula="of:=[.E4]+[.H4]+[.K4]"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table:style-name="Default" office:value-type="float" office:value="35">
            <text:p>35</text:p>
          </table:table-cell>
          <table:table-cell table:formula="of:=[.C5]-[.O5]" office:value-type="float" office:value="45">
            <text:p>45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553">
            <text:p>15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5]+[.G5]+[.J5]" office:value-type="float" office:value="38">
            <text:p>38</text:p>
          </table:table-cell>
          <table:table-cell table:formula="of:=[.E5]+[.H5]+[.K5]"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table:style-name="Default" office:value-type="float" office:value="26">
            <text:p>26</text:p>
          </table:table-cell>
          <table:table-cell table:formula="of:=[.C6]-[.O6]" office:value-type="float" office:value="27">
            <text:p>27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829">
            <text:p>18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6]+[.G6]+[.J6]" office:value-type="float" office:value="28">
            <text:p>28</text:p>
          </table:table-cell>
          <table:table-cell table:formula="of:=[.E6]+[.H6]+[.K6]"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formula="of:=[.C7]-[.O7]" office:value-type="float" office:value="6">
            <text:p>6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formula="of:=[.D7]+[.G7]+[.J7]" office:value-type="float" office:value="5">
            <text:p>5</text:p>
          </table:table-cell>
          <table:table-cell table:formula="of:=[.E7]+[.H7]+[.K7]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style-name="Default" office:value-type="float" office:value="9">
            <text:p>9</text:p>
          </table:table-cell>
          <table:table-cell table:formula="of:=[.C8]-[.O8]" office:value-type="float" office:value="12">
            <text:p>12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5">
            <text:p>1975</text:p>
          </table:table-cell>
          <table:table-cell table:number-columns-repeated="2" office:value-type="float" office:value="1">
            <text:p>1</text:p>
          </table:table-cell>
          <table:table-cell table:formula="of:=[.D8]+[.G8]+[.J8]" office:value-type="float" office:value="10">
            <text:p>10</text:p>
          </table:table-cell>
          <table:table-cell table:formula="of:=[.E8]+[.H8]+[.K8]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style-name="Default" office:value-type="float" office:value="13">
            <text:p>13</text:p>
          </table:table-cell>
          <table:table-cell table:formula="of:=[.C9]-[.O9]" office:value-type="float" office:value="14">
            <text:p>14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formula="of:=[.D9]+[.G9]+[.J9]" office:value-type="float" office:value="13">
            <text:p>13</text:p>
          </table:table-cell>
          <table:table-cell table:formula="of:=[.E9]+[.H9]+[.K9]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style-name="Default" office:value-type="float" office:value="7">
            <text:p>7</text:p>
          </table:table-cell>
          <table:table-cell table:formula="of:=[.C10]-[.O10]" office:value-type="float" office:value="9">
            <text:p>9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779">
            <text:p>1779</text:p>
          </table:table-cell>
          <table:table-cell table:number-columns-repeated="2" office:value-type="float" office:value="0">
            <text:p>0</text:p>
          </table:table-cell>
          <table:table-cell table:formula="of:=[.D10]+[.G10]+[.J10]" office:value-type="float" office:value="7">
            <text:p>7</text:p>
          </table:table-cell>
          <table:table-cell table:formula="of:=[.E10]+[.H10]+[.K10]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table:style-name="Default" office:value-type="float" office:value="10">
            <text:p>10</text:p>
          </table:table-cell>
          <table:table-cell table:formula="of:=[.C11]-[.O11]" office:value-type="float" office:value="12">
            <text:p>12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367">
            <text:p>13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D11]+[.G11]+[.J11]" office:value-type="float" office:value="12">
            <text:p>12</text:p>
          </table:table-cell>
          <table:table-cell table:formula="of:=[.E11]+[.H11]+[.K11]" office:value-type="float" office:value="12">
            <text:p>12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style-name="Default" office:value-type="float" office:value="10">
            <text:p>10</text:p>
          </table:table-cell>
          <table:table-cell table:formula="of:=[.C12]-[.O12]" office:value-type="float" office:value="11">
            <text:p>11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D12]+[.G12]+[.J12]" office:value-type="float" office:value="10">
            <text:p>10</text:p>
          </table:table-cell>
          <table:table-cell table:formula="of:=[.E12]+[.H12]+[.K12]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table:formula="of:=SUM([.B3:.B12])" office:value-type="float" office:value="562136">
            <text:p>562136</text:p>
          </table:table-cell>
          <table:table-cell table:style-name="Default" table:formula="of:=SUM([.C3:.C12])" office:value-type="float" office:value="238">
            <text:p>238</text:p>
          </table:table-cell>
          <table:table-cell table:style-name="Default" table:formula="of:=SUM([.D3:.D12])" office:value-type="float" office:value="160">
            <text:p>160</text:p>
          </table:table-cell>
          <table:table-cell table:formula="of:=SUM([.E3:.E12])" office:value-type="float" office:value="193">
            <text:p>193</text:p>
          </table:table-cell>
          <table:table-cell table:style-name="Default" table:formula="of:=SUM([.F3:.F12])" office:value-type="float" office:value="543221">
            <text:p>543221</text:p>
          </table:table-cell>
          <table:table-cell table:number-columns-repeated="2"/>
          <table:table-cell table:formula="of:=SUM([.I3:.I12])" office:value-type="float" office:value="18677">
            <text:p>18677</text:p>
          </table:table-cell>
          <table:table-cell table:formula="of:=SUM([.J3:.J12])" office:value-type="float" office:value="8">
            <text:p>8</text:p>
          </table:table-cell>
          <table:table-cell table:formula="of:=SUM([.K3:.K12])" office:value-type="float" office:value="3">
            <text:p>3</text:p>
          </table:table-cell>
          <table:table-cell table:formula="of:=SUM([.L3:.L12])" office:value-type="float" office:value="168">
            <text:p>168</text:p>
          </table:table-cell>
          <table:table-cell table:formula="of:=SUM([.M3:.M12])" office:value-type="float" office:value="196">
            <text:p>196</text:p>
          </table:table-cell>
          <table:table-cell table:formula="of:=SUM([.N3:.N12])" office:value-type="float" office:value="226">
            <text:p>22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7" table:formula="of:=([.D3]+[.G3]+[.J3])/[.B3]*100" office:value-type="float" office:value="0.0223400452758251">
            <text:p>0.02</text:p>
          </table:table-cell>
          <table:table-cell table:formula="of:=([.D3]+[.J3])/([.C3]+[.I3])*100" office:value-type="float" office:value="0.669344042838019">
            <text:p>0.67</text:p>
          </table:table-cell>
          <table:table-cell table:style-name="ce7" table:formula="of:=[.D3]/[.C3]*100" office:value-type="float" office:value="88.2352941176471">
            <text:p>88.24</text:p>
          </table:table-cell>
          <table:table-cell table:style-name="ce7" table:formula="of:=[.J3]/[.I3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table:formula="of:=([.D4]+[.G4]+[.J4])/[.B4]*100" office:value-type="float" office:value="0.0486610111758122">
            <text:p>0.05</text:p>
          </table:table-cell>
          <table:table-cell table:formula="of:=([.D4]+[.J4])/([.C4]+[.I4])*100" office:value-type="float" office:value="1.26315789473684">
            <text:p>1.26</text:p>
          </table:table-cell>
          <table:table-cell table:style-name="ce7" table:formula="of:=[.D4]/[.C4]*100" office:value-type="float" office:value="63.8297872340426">
            <text:p>63.83</text:p>
          </table:table-cell>
          <table:table-cell table:style-name="ce7" table:formula="of:=[.J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7" table:formula="of:=([.D5]+[.G5]+[.J5])/[.B5]*100" office:value-type="float" office:value="0.0806160765428432">
            <text:p>0.08</text:p>
          </table:table-cell>
          <table:table-cell table:formula="of:=([.D5]+[.J5])/([.C5]+[.I5])*100" office:value-type="float" office:value="2.34857849196539">
            <text:p>2.35</text:p>
          </table:table-cell>
          <table:table-cell table:style-name="ce7" table:formula="of:=[.D5]/[.C5]*100" office:value-type="float" office:value="53.8461538461539">
            <text:p>53.85</text:p>
          </table:table-cell>
          <table:table-cell table:style-name="ce7" table:formula="of:=[.J5]/[.I5]*100" office:value-type="float" office:value="0.193174500965873">
            <text:p>0.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 table:formula="of:=([.D6]+[.G6]+[.J6])/[.B6]*100" office:value-type="float" office:value="0.0542299349240781">
            <text:p>0.05</text:p>
          </table:table-cell>
          <table:table-cell table:formula="of:=([.D6]+[.J6])/([.C6]+[.I6])*100" office:value-type="float" office:value="1.49973219068024">
            <text:p>1.50</text:p>
          </table:table-cell>
          <table:table-cell table:style-name="ce7" table:formula="of:=[.D6]/[.C6]*100" office:value-type="float" office:value="68.421052631579">
            <text:p>68.42</text:p>
          </table:table-cell>
          <table:table-cell table:style-name="ce7" table:formula="of:=[.J6]/[.I6]*100" office:value-type="float" office:value="0.109349371241115">
            <text:p>0.11</text:p>
          </table:table-cell>
          <table:table-cell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table:formula="of:=([.D7]+[.G7]+[.J7])/[.B7]*100" office:value-type="float" office:value="0.0097551458394303">
            <text:p>0.01</text:p>
          </table:table-cell>
          <table:table-cell table:formula="of:=([.D7]+[.J7])/([.C7]+[.I7])*100" office:value-type="float" office:value="0.289687137891078">
            <text:p>0.29</text:p>
          </table:table-cell>
          <table:table-cell table:style-name="ce7" table:formula="of:=[.D7]/[.C7]*100" office:value-type="float" office:value="83.3333333333333">
            <text:p>83.33</text:p>
          </table:table-cell>
          <table:table-cell table:style-name="ce7" table:formula="of:=[.J7]/[.I7]*100" office:value-type="float" office:value="0">
            <text:p>0.00</text:p>
          </table:table-cell>
          <table:table-cell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2"/>
          <table:table-cell table:formula="of:=[.H21]*100/[.H20]" office:value-type="float" office:value="0.0423385088306033">
            <text:p>0.0423385088</text:p>
          </table:table-cell>
          <table:table-cell/>
          <table:table-cell table:formula="of:=[.H21]*100/[.H22]" office:value-type="float" office:value="1.2742945869251">
            <text:p>1.274294586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table:formula="of:=([.D8]+[.G8]+[.J8])/[.B8]*100" office:value-type="float" office:value="0.0163872638185602">
            <text:p>0.02</text:p>
          </table:table-cell>
          <table:table-cell table:formula="of:=([.D8]+[.J8])/([.C8]+[.I8])*100" office:value-type="float" office:value="0.502765208647562">
            <text:p>0.50</text:p>
          </table:table-cell>
          <table:table-cell table:style-name="ce7" table:formula="of:=[.D8]/[.C8]*100" office:value-type="float" office:value="64.2857142857143">
            <text:p>64.29</text:p>
          </table:table-cell>
          <table:table-cell table:style-name="ce7" table:formula="of:=[.J8]/[.I8]*100" office:value-type="float" office:value="0.0506329113924051">
            <text:p>0.05</text:p>
          </table:table-cell>
          <table:table-cell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2"/>
          <table:table-cell table:formula="of:=[.H22]*100/[.H20]" office:value-type="float" office:value="3.32250558583688">
            <text:p>3.32250558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table:formula="of:=([.D9]+[.G9]+[.J9])/[.B9]*100" office:value-type="float" office:value="0.02227858513847">
            <text:p>0.02</text:p>
          </table:table-cell>
          <table:table-cell table:formula="of:=([.D9]+[.J9])/([.C9]+[.I9])*100" office:value-type="float" office:value="0.670794633642931">
            <text:p>0.67</text:p>
          </table:table-cell>
          <table:table-cell table:style-name="ce7" table:formula="of:=[.D9]/[.C9]*100" office:value-type="float" office:value="86.6666666666667">
            <text:p>86.67</text:p>
          </table:table-cell>
          <table:table-cell table:style-name="ce7" table:formula="of:=[.J9]/[.I9]*100" office:value-type="float" office:value="0">
            <text:p>0.00</text:p>
          </table:table-cell>
          <table:table-cell table:number-columns-repeated="7"/>
          <table:table-cell table:formula="of:=100-[.N21]" office:value-type="float" office:value="98.7257054130749">
            <text:p>98.725705413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 table:formula="of:=([.D10]+[.G10]+[.J10])/[.B10]*100" office:value-type="float" office:value="0.0124875124875125">
            <text:p>0.01</text:p>
          </table:table-cell>
          <table:table-cell table:formula="of:=([.D10]+[.J10])/([.C10]+[.I10])*100" office:value-type="float" office:value="0.391280044717719">
            <text:p>0.39</text:p>
          </table:table-cell>
          <table:table-cell table:style-name="ce7" table:formula="of:=[.D10]/[.C10]*100" office:value-type="float" office:value="70">
            <text:p>70.00</text:p>
          </table:table-cell>
          <table:table-cell table:style-name="ce7" table:formula="of:=[.J10]/[.I10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 table:formula="of:=([.D11]+[.G11]+[.J11])/[.B11]*100" office:value-type="float" office:value="0.0246280143663417">
            <text:p>0.02</text:p>
          </table:table-cell>
          <table:table-cell table:formula="of:=([.D11]+[.J11])/([.C11]+[.I11])*100" office:value-type="float" office:value="0.870195794053662">
            <text:p>0.87</text:p>
          </table:table-cell>
          <table:table-cell table:style-name="ce7" table:formula="of:=[.D11]/[.C11]*100" office:value-type="float" office:value="83.3333333333333">
            <text:p>83.33</text:p>
          </table:table-cell>
          <table:table-cell table:style-name="ce7" table:formula="of:=[.J11]/[.I11]*100" office:value-type="float" office:value="0.146305779078274">
            <text:p>0.15</text:p>
          </table:table-cell>
          <table:table-cell/>
          <table:table-cell table:formula="of:=[.H20]-[.H21]-[.H22]" office:value-type="float" office:value="543221">
            <text:p>543221</text:p>
          </table:table-cell>
          <table:table-cell table:formula="of:=[.H25]*100/[.H20]" office:value-type="float" office:value="96.6351559053325">
            <text:p>96.63515590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7" table:formula="of:=([.D12]+[.G12]+[.J12])/[.B12]*100" office:value-type="float" office:value="0.0169030273321952">
            <text:p>0.02</text:p>
          </table:table-cell>
          <table:table-cell table:formula="of:=([.D12]+[.J12])/([.C12]+[.I12])*100" office:value-type="float" office:value="0.501756146512795">
            <text:p>0.50</text:p>
          </table:table-cell>
          <table:table-cell table:style-name="ce7" table:formula="of:=[.D12]/[.C12]*100" office:value-type="float" office:value="71.4285714285714">
            <text:p>71.43</text:p>
          </table:table-cell>
          <table:table-cell table:style-name="ce7" table:formula="of:=[.J12]/[.I12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17:.C26]);2) %" office:value-type="percentage" office:value="0.0003">
            <text:p>0.03%</text:p>
          </table:table-cell>
          <table:table-cell table:style-name="Default" table:formula="of:=ROUND(AVERAGE([.D17:.D26]);2) %" office:value-type="percentage" office:value="0.009">
            <text:p>0.90%</text:p>
          </table:table-cell>
          <table:table-cell table:formula="of:=ROUND(AVERAGE([.E17:.E26]);2) %" office:value-type="percentage" office:value="0.7334">
            <text:p>73.34%</text:p>
          </table:table-cell>
          <table:table-cell table:style-name="Default" table:formula="of:=ROUND(AVERAGE([.F17:.F26]);2) %" office:value-type="percentage" office:value="0.0005">
            <text:p>0.0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17:.D26])" office:value-type="float" office:value="0.900729158568623">
            <text:p>0.900729158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 CON+SIN</text:p>
          </table:table-cell>
          <table:table-cell table:style-name="ce1" office:value-type="string">
            <text:p>Err CON</text:p>
          </table:table-cell>
          <table:table-cell table:style-name="ce1" office:value-type="string">
            <text:p>Err Sin</text:p>
          </table:table-cell>
          <table:table-cell table:number-columns-repeated="2"/>
          <table:table-cell office:value-type="string">
            <text:p>CRF</text:p>
          </table:table-cell>
          <table:table-cell table:formula="of:=100-[.D28]*100/[.N21]" office:value-type="float" office:value="29.3154685101421">
            <text:p>29.31546851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8" table:formula="of:=([.E3]+[.H3]+[.K3])/[.B3]*100" office:value-type="float" office:value="0.0253187179792684">
            <text:p>0.03</text:p>
          </table:table-cell>
          <table:table-cell table:formula="of:=([.E3]+[.K3])/([.C3]+[.I3])*100" office:value-type="float" office:value="0.758589915216421">
            <text:p>0.76</text:p>
          </table:table-cell>
          <table:table-cell table:style-name="ce8" table:formula="of:=[.E3]/[.C3]*100" office:value-type="float" office:value="100">
            <text:p>100.00</text:p>
          </table:table-cell>
          <table:table-cell table:style-name="ce8" table:formula="of:=[.K3]/[.I3]*100" office:value-type="float" office:value="0">
            <text:p>0.00</text:p>
          </table:table-cell>
          <table:table-cell table:number-columns-repeated="2"/>
          <table:table-cell office:value-type="string">
            <text:p>SVM</text:p>
          </table:table-cell>
          <table:table-cell table:formula="of:=100-[.D42]*100/[.N21]" office:value-type="float" office:value="18.1431200042533">
            <text:p>18.14312000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table:formula="of:=([.E4]+[.H4]+[.K4])/[.B4]*100" office:value-type="float" office:value="0.0648813482344163">
            <text:p>0.06</text:p>
          </table:table-cell>
          <table:table-cell table:formula="of:=([.E4]+[.K4])/([.C4]+[.I4])*100" office:value-type="float" office:value="1.68421052631579">
            <text:p>1.68</text:p>
          </table:table-cell>
          <table:table-cell table:style-name="ce8" table:formula="of:=[.E4]/[.C4]*100" office:value-type="float" office:value="85.1063829787234">
            <text:p>85.11</text:p>
          </table:table-cell>
          <table:table-cell table:style-name="ce8" table:formula="of:=[.K4]/[.I4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table:formula="of:=([.E5]+[.H5]+[.K5])/[.B5]*100" office:value-type="float" office:value="0.0975878821308102">
            <text:p>0.10</text:p>
          </table:table-cell>
          <table:table-cell table:formula="of:=([.E5]+[.K5])/([.C5]+[.I5])*100" office:value-type="float" office:value="2.84301606922126">
            <text:p>2.84</text:p>
          </table:table-cell>
          <table:table-cell table:style-name="ce8" table:formula="of:=[.E5]/[.C5]*100" office:value-type="float" office:value="69.2307692307692">
            <text:p>69.23</text:p>
          </table:table-cell>
          <table:table-cell table:style-name="ce8" table:formula="of:=[.K5]/[.I5]*100" office:value-type="float" office:value="0.0643915003219575">
            <text:p>0.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table:formula="of:=([.E6]+[.H6]+[.K6])/[.B6]*100" office:value-type="float" office:value="0.0522931515339324">
            <text:p>0.05</text:p>
          </table:table-cell>
          <table:table-cell table:formula="of:=([.E6]+[.K6])/([.C6]+[.I6])*100" office:value-type="float" office:value="1.44617032672737">
            <text:p>1.45</text:p>
          </table:table-cell>
          <table:table-cell table:style-name="ce8" table:formula="of:=[.E6]/[.C6]*100" office:value-type="float" office:value="71.0526315789474">
            <text:p>71.05</text:p>
          </table:table-cell>
          <table:table-cell table:style-name="ce8" table:formula="of:=[.K6]/[.I6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table:formula="of:=([.E7]+[.H7]+[.K7])/[.B7]*100" office:value-type="float" office:value="0.0117061750073164">
            <text:p>0.01</text:p>
          </table:table-cell>
          <table:table-cell table:formula="of:=([.E7]+[.K7])/([.C7]+[.I7])*100" office:value-type="float" office:value="0.347624565469293">
            <text:p>0.35</text:p>
          </table:table-cell>
          <table:table-cell table:style-name="ce8" table:formula="of:=[.E7]/[.C7]*100" office:value-type="float" office:value="100">
            <text:p>100.00</text:p>
          </table:table-cell>
          <table:table-cell table:style-name="ce8" table:formula="of:=[.K7]/[.I7]*100" office:value-type="float" office:value="0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table:formula="of:=([.E8]+[.H8]+[.K8])/[.B8]*100" office:value-type="float" office:value="0.0213034429641283">
            <text:p>0.02</text:p>
          </table:table-cell>
          <table:table-cell table:formula="of:=([.E8]+[.K8])/([.C8]+[.I8])*100" office:value-type="float" office:value="0.65359477124183">
            <text:p>0.65</text:p>
          </table:table-cell>
          <table:table-cell table:style-name="ce8" table:formula="of:=[.E8]/[.C8]*100" office:value-type="float" office:value="85.7142857142857">
            <text:p>85.71</text:p>
          </table:table-cell>
          <table:table-cell table:style-name="ce8" table:formula="of:=[.K8]/[.I8]*100" office:value-type="float" office:value="0.0506329113924051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table:formula="of:=([.E9]+[.H9]+[.K9])/[.B9]*100" office:value-type="float" office:value="0.0239923224568138">
            <text:p>0.02</text:p>
          </table:table-cell>
          <table:table-cell table:formula="of:=([.E9]+[.K9])/([.C9]+[.I9])*100" office:value-type="float" office:value="0.722394220846233">
            <text:p>0.72</text:p>
          </table:table-cell>
          <table:table-cell table:style-name="ce8" table:formula="of:=[.E9]/[.C9]*100" office:value-type="float" office:value="93.3333333333333">
            <text:p>93.33</text:p>
          </table:table-cell>
          <table:table-cell table:style-name="ce8" table:formula="of:=[.K9]/[.I9]*100" office:value-type="float" office:value="0">
            <text:p>0.00</text:p>
          </table:table-cell>
          <table:table-cell table:number-columns-repeated="2"/>
          <table:table-cell table:style-name="ce1" office:value-type="string">
            <text:p>SVM</text:p>
          </table:table-cell>
          <table:table-cell table:style-name="ce1" office:value-type="string">
            <text:p>CRF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table:formula="of:=([.E10]+[.H10]+[.K10])/[.B10]*100" office:value-type="float" office:value="0.0160553731982303">
            <text:p>0.02</text:p>
          </table:table-cell>
          <table:table-cell table:formula="of:=([.E10]+[.K10])/([.C10]+[.I10])*100" office:value-type="float" office:value="0.503074343208496">
            <text:p>0.50</text:p>
          </table:table-cell>
          <table:table-cell table:style-name="ce8" table:formula="of:=[.E10]/[.C10]*100" office:value-type="float" office:value="90">
            <text:p>90.00</text:p>
          </table:table-cell>
          <table:table-cell table:style-name="ce8" table:formula="of:=[.K10]/[.I10]*100" office:value-type="float" office:value="0">
            <text:p>0.00</text:p>
          </table:table-cell>
          <table:table-cell/>
          <table:table-cell table:style-name="ce2" office:value-type="string">
            <text:p>Sin Err</text:p>
          </table:table-cell>
          <table:table-cell table:style-name="ce7" table:formula="of:=STDEV([.F31:.F40])" office:value-type="float" office:value="0.0269205629892127">
            <text:p>0.03</text:p>
          </table:table-cell>
          <table:table-cell table:style-name="ce8" table:formula="of:=STDEV([.F17:.F26])" office:value-type="float" office:value="0.0732548522248479">
            <text:p>0.07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8" table:formula="of:=([.E11]+[.H11]+[.K11])/[.B11]*100" office:value-type="float" office:value="0.0246280143663417">
            <text:p>0.02</text:p>
          </table:table-cell>
          <table:table-cell table:formula="of:=([.E11]+[.K11])/([.C11]+[.I11])*100" office:value-type="float" office:value="0.870195794053662">
            <text:p>0.87</text:p>
          </table:table-cell>
          <table:table-cell table:style-name="ce8" table:formula="of:=[.E11]/[.C11]*100" office:value-type="float" office:value="100">
            <text:p>100.00</text:p>
          </table:table-cell>
          <table:table-cell table:style-name="ce8" table:formula="of:=[.K11]/[.I11]*100" office:value-type="float" office:value="0">
            <text:p>0.00</text:p>
          </table:table-cell>
          <table:table-cell/>
          <table:table-cell table:style-name="ce2" office:value-type="string">
            <text:p>Con Err</text:p>
          </table:table-cell>
          <table:table-cell table:style-name="ce7" table:formula="of:=STDEV([.E31:.E40])" office:value-type="float" office:value="11.5544584426604">
            <text:p>11.55</text:p>
          </table:table-cell>
          <table:table-cell table:style-name="ce7" table:formula="of:=STDEV([.E17:.E26])" office:value-type="float" office:value="11.5018968969906">
            <text:p>11.5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8" table:formula="of:=([.E12]+[.H12]+[.K12])/[.B12]*100" office:value-type="float" office:value="0.0202836327986342">
            <text:p>0.02</text:p>
          </table:table-cell>
          <table:table-cell table:formula="of:=([.E12]+[.K12])/([.C12]+[.I12])*100" office:value-type="float" office:value="0.602107375815354">
            <text:p>0.60</text:p>
          </table:table-cell>
          <table:table-cell table:style-name="ce8" table:formula="of:=[.E12]/[.C12]*100" office:value-type="float" office:value="78.5714285714286">
            <text:p>78.57</text:p>
          </table:table-cell>
          <table:table-cell table:style-name="ce8" table:formula="of:=[.K12]/[.I12]*100" office:value-type="float" office:value="0.0505305709954523">
            <text:p>0.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formula="of:=ROUND(AVERAGE([.C31:.C40]);2) %" office:value-type="percentage" office:value="0.0004">
            <text:p>0.04%</text:p>
          </table:table-cell>
          <table:table-cell table:style-name="Default" table:formula="of:=ROUND(AVERAGE([.D31:.D40]);2) %" office:value-type="percentage" office:value="0.0104">
            <text:p>1.04%</text:p>
          </table:table-cell>
          <table:table-cell table:formula="of:=ROUND(AVERAGE([.E31:.E40]);2) %" office:value-type="percentage" office:value="0.873">
            <text:p>87.30%</text:p>
          </table:table-cell>
          <table:table-cell table:style-name="Default" table:formula="of:=ROUND(AVERAGE([.F31:.F40]);2) %" office:value-type="percentage" office:value="0.0002">
            <text:p>0.0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table:formula="of:=AVERAGE([.D31:.D40])" office:value-type="float" office:value="1.04309779081157">
            <text:p>1.0430977908</text:p>
          </table:table-cell>
          <table:table-cell/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7/01/2011</text:date>, <text:time>17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03-24T00:24:00</meta:creation-date>
    <dc:date>2011-07-01T17:17:00</dc:date>
    <dc:creator>Santiago Iturriaga</dc:creator>
    <meta:editing-duration>PT19H53M03S</meta:editing-duration>
    <meta:editing-cycles>15</meta:editing-cycles>
    <meta:generator>OpenOffice.org/3.2$Unix OpenOffice.org_project/320m19$Build-9505</meta:generator>
    <meta:document-statistic meta:table-count="8" meta:cell-count="2423" meta:object-count="0"/>
  </office:meta>
</office:document-meta>
</file>